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62.92pt" svg:y="6.01pt">
            <draw:object draw:notify-on-update-of-ranges="Sheet1.A1:Sheet1.A21 Sheet1.B1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2pt" svg:height="102.42pt" svg:x="516.5pt" svg:y="316.97pt">
            <draw:object draw:notify-on-update-of-ranges="Sheet1.A28:Sheet1.A44 Sheet1.H28:Sheet1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18.29pt" svg:y="422.99pt">
            <draw:object draw:notify-on-update-of-ranges="Sheet1.A28:Sheet1.A44 Sheet1.E28:Sheet1.E44 Sheet1.A28:Sheet1.A44 Sheet1.G28:Sheet1.G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2pt" svg:height="255.26pt" svg:x="518.85pt" svg:y="753.7pt">
            <draw:object draw:notify-on-update-of-ranges="Sheet1.A58:Sheet1.A122 Sheet1.B58:Sheet1.B122 Sheet1.A58:Sheet1.A122 Sheet1.C58:Sheet1.C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37.35pt" svg:height="131.98pt" svg:x="552.42pt" svg:y="1037.37pt">
            <draw:object draw:notify-on-update-of-ranges="Sheet1.G58:Sheet1.G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POWER(SIN((PI()*[.A1])/[.$A$21]);2)" office:value-type="float" office:value="0" calcext:value-type="float">
            <text:p>0</text:p>
          </table:table-cell>
          <table:table-cell/>
          <table:table-cell table:formula="of:=[.B1]/[.$B$23]" office:value-type="float" office:value="0" calcext:value-type="float">
            <text:p>0</text:p>
          </table:table-cell>
          <table:table-cell table:formula="of:=[.D1]*2^15" office:value-type="float" office:value="0" calcext:value-type="float">
            <text:p>0</text:p>
          </table:table-cell>
          <table:table-cell table:formula="of:=DEC2HEX([.E1];3)" office:value-type="string" office:string-value="000" calcext:value-type="string">
            <text:p>000</text:p>
          </table:table-cell>
          <table:table-cell table:formula="of:=HEX2DEC([.F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2])/[.$A$21]);2)" office:value-type="float" office:value="0.0244717418524232" calcext:value-type="float">
            <text:p>0.024471741852423</text:p>
          </table:table-cell>
          <table:table-cell/>
          <table:table-cell table:formula="of:=[.B2]/[.$B$23]" office:value-type="float" office:value="0.00244717418524232" calcext:value-type="float">
            <text:p>0.002447174185242</text:p>
          </table:table-cell>
          <table:table-cell table:formula="of:=[.D2]*2^15" office:value-type="float" office:value="80.1890037020204" calcext:value-type="float">
            <text:p>80.1890037020204</text:p>
          </table:table-cell>
          <table:table-cell table:formula="of:=DEC2HEX([.E2];3)" office:value-type="string" office:string-value="050" calcext:value-type="string">
            <text:p>050</text:p>
          </table:table-cell>
          <table:table-cell table:formula="of:=HEX2DEC([.F2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3])/[.$A$21]);2)" office:value-type="float" office:value="0.0954915028125263" calcext:value-type="float">
            <text:p>0.095491502812526</text:p>
          </table:table-cell>
          <table:table-cell/>
          <table:table-cell table:formula="of:=[.B3]/[.$B$23]" office:value-type="float" office:value="0.00954915028125263" calcext:value-type="float">
            <text:p>0.009549150281253</text:p>
          </table:table-cell>
          <table:table-cell table:formula="of:=[.D3]*2^15" office:value-type="float" office:value="312.906556416086" calcext:value-type="float">
            <text:p>312.906556416086</text:p>
          </table:table-cell>
          <table:table-cell table:formula="of:=DEC2HEX([.E3];3)" office:value-type="string" office:string-value="138" calcext:value-type="string">
            <text:p>138</text:p>
          </table:table-cell>
          <table:table-cell table:formula="of:=HEX2DEC([.F3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4])/[.$A$21]);2)" office:value-type="float" office:value="0.206107373853763" calcext:value-type="float">
            <text:p>0.206107373853763</text:p>
          </table:table-cell>
          <table:table-cell/>
          <table:table-cell table:formula="of:=[.B4]/[.$B$23]" office:value-type="float" office:value="0.0206107373853763" calcext:value-type="float">
            <text:p>0.020610737385376</text:p>
          </table:table-cell>
          <table:table-cell table:formula="of:=[.D4]*2^15" office:value-type="float" office:value="675.372642644012" calcext:value-type="float">
            <text:p>675.372642644012</text:p>
          </table:table-cell>
          <table:table-cell table:formula="of:=DEC2HEX([.E4];3)" office:value-type="string" office:string-value="2A3" calcext:value-type="string">
            <text:p>2A3</text:p>
          </table:table-cell>
          <table:table-cell table:formula="of:=HEX2DEC([.F4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5])/[.$A$21]);2)" office:value-type="float" office:value="0.345491502812526" calcext:value-type="float">
            <text:p>0.345491502812526</text:p>
          </table:table-cell>
          <table:table-cell/>
          <table:table-cell table:formula="of:=[.B5]/[.$B$23]" office:value-type="float" office:value="0.0345491502812526" calcext:value-type="float">
            <text:p>0.034549150281253</text:p>
          </table:table-cell>
          <table:table-cell table:formula="of:=[.D5]*2^15" office:value-type="float" office:value="1132.10655641609" calcext:value-type="float">
            <text:p>1132.10655641609</text:p>
          </table:table-cell>
          <table:table-cell table:formula="of:=DEC2HEX([.E5];3)" office:value-type="string" office:string-value="46C" calcext:value-type="string">
            <text:p>46C</text:p>
          </table:table-cell>
          <table:table-cell table:formula="of:=HEX2DEC([.F5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])/[.$A$21]);2)" office:value-type="float" office:value="0.5" calcext:value-type="float">
            <text:p>0.5</text:p>
          </table:table-cell>
          <table:table-cell/>
          <table:table-cell table:formula="of:=[.B6]/[.$B$23]" office:value-type="float" office:value="0.05" calcext:value-type="float">
            <text:p>0.05</text:p>
          </table:table-cell>
          <table:table-cell table:formula="of:=[.D6]*2^15" office:value-type="float" office:value="1638.4" calcext:value-type="float">
            <text:p>1638.4</text:p>
          </table:table-cell>
          <table:table-cell table:formula="of:=DEC2HEX([.E6];3)" office:value-type="string" office:string-value="666" calcext:value-type="string">
            <text:p>666</text:p>
          </table:table-cell>
          <table:table-cell table:formula="of:=HEX2DEC([.F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7])/[.$A$21]);2)" office:value-type="float" office:value="0.654508497187474" calcext:value-type="float">
            <text:p>0.654508497187474</text:p>
          </table:table-cell>
          <table:table-cell/>
          <table:table-cell table:formula="of:=[.B7]/[.$B$23]" office:value-type="float" office:value="0.0654508497187474" calcext:value-type="float">
            <text:p>0.065450849718747</text:p>
          </table:table-cell>
          <table:table-cell table:formula="of:=[.D7]*2^15" office:value-type="float" office:value="2144.69344358391" calcext:value-type="float">
            <text:p>2144.69344358391</text:p>
          </table:table-cell>
          <table:table-cell table:formula="of:=DEC2HEX([.E7];3)" office:value-type="string" office:string-value="860" calcext:value-type="string">
            <text:p>860</text:p>
          </table:table-cell>
          <table:table-cell table:formula="of:=HEX2DEC([.F7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8])/[.$A$21]);2)" office:value-type="float" office:value="0.793892626146236" calcext:value-type="float">
            <text:p>0.793892626146236</text:p>
          </table:table-cell>
          <table:table-cell/>
          <table:table-cell table:formula="of:=[.B8]/[.$B$23]" office:value-type="float" office:value="0.0793892626146236" calcext:value-type="float">
            <text:p>0.079389262614624</text:p>
          </table:table-cell>
          <table:table-cell table:formula="of:=[.D8]*2^15" office:value-type="float" office:value="2601.42735735599" calcext:value-type="float">
            <text:p>2601.42735735599</text:p>
          </table:table-cell>
          <table:table-cell table:formula="of:=DEC2HEX([.E8];3)" office:value-type="string" office:string-value="A29" calcext:value-type="string">
            <text:p>A29</text:p>
          </table:table-cell>
          <table:table-cell table:formula="of:=HEX2DEC([.F8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9])/[.$A$21]);2)" office:value-type="float" office:value="0.904508497187474" calcext:value-type="float">
            <text:p>0.904508497187474</text:p>
          </table:table-cell>
          <table:table-cell/>
          <table:table-cell table:formula="of:=[.B9]/[.$B$23]" office:value-type="float" office:value="0.0904508497187474" calcext:value-type="float">
            <text:p>0.090450849718747</text:p>
          </table:table-cell>
          <table:table-cell table:formula="of:=[.D9]*2^15" office:value-type="float" office:value="2963.89344358391" calcext:value-type="float">
            <text:p>2963.89344358391</text:p>
          </table:table-cell>
          <table:table-cell table:formula="of:=DEC2HEX([.E9];3)" office:value-type="string" office:string-value="B93" calcext:value-type="string">
            <text:p>B93</text:p>
          </table:table-cell>
          <table:table-cell table:formula="of:=HEX2DEC([.F9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10])/[.$A$21]);2)" office:value-type="float" office:value="0.975528258147577" calcext:value-type="float">
            <text:p>0.975528258147577</text:p>
          </table:table-cell>
          <table:table-cell/>
          <table:table-cell table:formula="of:=[.B10]/[.$B$23]" office:value-type="float" office:value="0.0975528258147577" calcext:value-type="float">
            <text:p>0.097552825814758</text:p>
          </table:table-cell>
          <table:table-cell table:formula="of:=[.D10]*2^15" office:value-type="float" office:value="3196.61099629798" calcext:value-type="float">
            <text:p>3196.61099629798</text:p>
          </table:table-cell>
          <table:table-cell table:formula="of:=DEC2HEX([.E10];3)" office:value-type="string" office:string-value="C7C" calcext:value-type="string">
            <text:p>C7C</text:p>
          </table:table-cell>
          <table:table-cell table:formula="of:=HEX2DEC([.F10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11])/[.$A$21]);2)" office:value-type="float" office:value="1" calcext:value-type="float">
            <text:p>1</text:p>
          </table:table-cell>
          <table:table-cell/>
          <table:table-cell table:formula="of:=[.B11]/[.$B$23]" office:value-type="float" office:value="0.1" calcext:value-type="float">
            <text:p>0.1</text:p>
          </table:table-cell>
          <table:table-cell table:formula="of:=[.D11]*2^15" office:value-type="float" office:value="3276.8" calcext:value-type="float">
            <text:p>3276.8</text:p>
          </table:table-cell>
          <table:table-cell table:formula="of:=DEC2HEX([.E11];3)" office:value-type="string" office:string-value="CCC" calcext:value-type="string">
            <text:p>CCC</text:p>
          </table:table-cell>
          <table:table-cell table:formula="of:=HEX2DEC([.F11])"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12])/[.$A$21]);2)" office:value-type="float" office:value="0.975528258147577" calcext:value-type="float">
            <text:p>0.975528258147577</text:p>
          </table:table-cell>
          <table:table-cell/>
          <table:table-cell table:formula="of:=[.B12]/[.$B$23]" office:value-type="float" office:value="0.0975528258147577" calcext:value-type="float">
            <text:p>0.097552825814758</text:p>
          </table:table-cell>
          <table:table-cell table:formula="of:=[.D12]*2^15" office:value-type="float" office:value="3196.61099629798" calcext:value-type="float">
            <text:p>3196.61099629798</text:p>
          </table:table-cell>
          <table:table-cell table:formula="of:=DEC2HEX([.E12];3)" office:value-type="string" office:string-value="C7C" calcext:value-type="string">
            <text:p>C7C</text:p>
          </table:table-cell>
          <table:table-cell table:formula="of:=HEX2DEC([.F12])" office:value-type="float" office:value="3196" calcext:value-type="float">
            <text:p>3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13])/[.$A$21]);2)" office:value-type="float" office:value="0.904508497187474" calcext:value-type="float">
            <text:p>0.904508497187474</text:p>
          </table:table-cell>
          <table:table-cell/>
          <table:table-cell table:formula="of:=[.B13]/[.$B$23]" office:value-type="float" office:value="0.0904508497187474" calcext:value-type="float">
            <text:p>0.090450849718747</text:p>
          </table:table-cell>
          <table:table-cell table:formula="of:=[.D13]*2^15" office:value-type="float" office:value="2963.89344358391" calcext:value-type="float">
            <text:p>2963.89344358391</text:p>
          </table:table-cell>
          <table:table-cell table:formula="of:=DEC2HEX([.E13];3)" office:value-type="string" office:string-value="B93" calcext:value-type="string">
            <text:p>B93</text:p>
          </table:table-cell>
          <table:table-cell table:formula="of:=HEX2DEC([.F13])" office:value-type="float" office:value="2963" calcext:value-type="float">
            <text:p>29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14])/[.$A$21]);2)" office:value-type="float" office:value="0.793892626146237" calcext:value-type="float">
            <text:p>0.793892626146237</text:p>
          </table:table-cell>
          <table:table-cell/>
          <table:table-cell table:formula="of:=[.B14]/[.$B$23]" office:value-type="float" office:value="0.0793892626146237" calcext:value-type="float">
            <text:p>0.079389262614624</text:p>
          </table:table-cell>
          <table:table-cell table:formula="of:=[.D14]*2^15" office:value-type="float" office:value="2601.42735735599" calcext:value-type="float">
            <text:p>2601.42735735599</text:p>
          </table:table-cell>
          <table:table-cell table:formula="of:=DEC2HEX([.E14];3)" office:value-type="string" office:string-value="A29" calcext:value-type="string">
            <text:p>A29</text:p>
          </table:table-cell>
          <table:table-cell table:formula="of:=HEX2DEC([.F14])"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15])/[.$A$21]);2)" office:value-type="float" office:value="0.654508497187474" calcext:value-type="float">
            <text:p>0.654508497187474</text:p>
          </table:table-cell>
          <table:table-cell/>
          <table:table-cell table:formula="of:=[.B15]/[.$B$23]" office:value-type="float" office:value="0.0654508497187474" calcext:value-type="float">
            <text:p>0.065450849718747</text:p>
          </table:table-cell>
          <table:table-cell table:formula="of:=[.D15]*2^15" office:value-type="float" office:value="2144.69344358391" calcext:value-type="float">
            <text:p>2144.69344358391</text:p>
          </table:table-cell>
          <table:table-cell table:formula="of:=DEC2HEX([.E15];3)" office:value-type="string" office:string-value="860" calcext:value-type="string">
            <text:p>860</text:p>
          </table:table-cell>
          <table:table-cell table:formula="of:=HEX2DEC([.F15])"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16])/[.$A$21]);2)" office:value-type="float" office:value="0.5" calcext:value-type="float">
            <text:p>0.5</text:p>
          </table:table-cell>
          <table:table-cell/>
          <table:table-cell table:formula="of:=[.B16]/[.$B$23]" office:value-type="float" office:value="0.05" calcext:value-type="float">
            <text:p>0.05</text:p>
          </table:table-cell>
          <table:table-cell table:formula="of:=[.D16]*2^15" office:value-type="float" office:value="1638.4" calcext:value-type="float">
            <text:p>1638.4</text:p>
          </table:table-cell>
          <table:table-cell table:formula="of:=DEC2HEX([.E16];3)" office:value-type="string" office:string-value="666" calcext:value-type="string">
            <text:p>666</text:p>
          </table:table-cell>
          <table:table-cell table:formula="of:=HEX2DEC([.F16])"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17])/[.$A$21]);2)" office:value-type="float" office:value="0.345491502812526" calcext:value-type="float">
            <text:p>0.345491502812526</text:p>
          </table:table-cell>
          <table:table-cell/>
          <table:table-cell table:formula="of:=[.B17]/[.$B$23]" office:value-type="float" office:value="0.0345491502812526" calcext:value-type="float">
            <text:p>0.034549150281253</text:p>
          </table:table-cell>
          <table:table-cell table:formula="of:=[.D17]*2^15" office:value-type="float" office:value="1132.10655641609" calcext:value-type="float">
            <text:p>1132.10655641609</text:p>
          </table:table-cell>
          <table:table-cell table:formula="of:=DEC2HEX([.E17];3)" office:value-type="string" office:string-value="46C" calcext:value-type="string">
            <text:p>46C</text:p>
          </table:table-cell>
          <table:table-cell table:formula="of:=HEX2DEC([.F17])" office:value-type="float" office:value="1132" calcext:value-type="float">
            <text:p>11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18])/[.$A$21]);2)" office:value-type="float" office:value="0.206107373853763" calcext:value-type="float">
            <text:p>0.206107373853763</text:p>
          </table:table-cell>
          <table:table-cell/>
          <table:table-cell table:formula="of:=[.B18]/[.$B$23]" office:value-type="float" office:value="0.0206107373853763" calcext:value-type="float">
            <text:p>0.020610737385376</text:p>
          </table:table-cell>
          <table:table-cell table:formula="of:=[.D18]*2^15" office:value-type="float" office:value="675.372642644012" calcext:value-type="float">
            <text:p>675.372642644012</text:p>
          </table:table-cell>
          <table:table-cell table:formula="of:=DEC2HEX([.E18];3)" office:value-type="string" office:string-value="2A3" calcext:value-type="string">
            <text:p>2A3</text:p>
          </table:table-cell>
          <table:table-cell table:formula="of:=HEX2DEC([.F18])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19])/[.$A$21]);2)" office:value-type="float" office:value="0.0954915028125263" calcext:value-type="float">
            <text:p>0.095491502812526</text:p>
          </table:table-cell>
          <table:table-cell/>
          <table:table-cell table:formula="of:=[.B19]/[.$B$23]" office:value-type="float" office:value="0.00954915028125263" calcext:value-type="float">
            <text:p>0.009549150281253</text:p>
          </table:table-cell>
          <table:table-cell table:formula="of:=[.D19]*2^15" office:value-type="float" office:value="312.906556416086" calcext:value-type="float">
            <text:p>312.906556416086</text:p>
          </table:table-cell>
          <table:table-cell table:formula="of:=DEC2HEX([.E19];3)" office:value-type="string" office:string-value="138" calcext:value-type="string">
            <text:p>138</text:p>
          </table:table-cell>
          <table:table-cell table:formula="of:=HEX2DEC([.F19])"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20])/[.$A$21]);2)" office:value-type="float" office:value="0.0244717418524232" calcext:value-type="float">
            <text:p>0.024471741852423</text:p>
          </table:table-cell>
          <table:table-cell/>
          <table:table-cell table:formula="of:=[.B20]/[.$B$23]" office:value-type="float" office:value="0.00244717418524232" calcext:value-type="float">
            <text:p>0.002447174185242</text:p>
          </table:table-cell>
          <table:table-cell table:formula="of:=[.D20]*2^15" office:value-type="float" office:value="80.1890037020205" calcext:value-type="float">
            <text:p>80.1890037020205</text:p>
          </table:table-cell>
          <table:table-cell table:formula="of:=DEC2HEX([.E20];3)" office:value-type="string" office:string-value="050" calcext:value-type="string">
            <text:p>050</text:p>
          </table:table-cell>
          <table:table-cell table:formula="of:=HEX2DEC([.F2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21])/[.$A$21]);2)" office:value-type="float" office:value="1.49975978266186E-032" calcext:value-type="float">
            <text:p>1.49975978266186E-32</text:p>
          </table:table-cell>
          <table:table-cell/>
          <table:table-cell table:formula="of:=[.B21]/[.$B$23]" office:value-type="float" office:value="1.49975978266186E-033" calcext:value-type="float">
            <text:p>1.49975978266186E-33</text:p>
          </table:table-cell>
          <table:table-cell table:formula="of:=[.D21]*2^15" office:value-type="float" office:value="4.91441285582638E-029" calcext:value-type="float">
            <text:p>4.91441285582638E-29</text:p>
          </table:table-cell>
          <table:table-cell table:formula="of:=DEC2HEX([.E21];3)" office:value-type="string" office:string-value="000" calcext:value-type="string">
            <text:p>000</text:p>
          </table:table-cell>
          <table:table-cell table:formula="of:=HEX2DEC([.F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1:.B21])" office:value-type="float" office:value="10" calcext:value-type="float">
            <text:p>10</text:p>
          </table:table-cell>
          <table:table-cell/>
          <table:table-cell table:formula="of:=SUM([.D1:.D21])" office:value-type="float" office:value="1" calcext:value-type="float">
            <text:p>1</text:p>
          </table:table-cell>
          <table:table-cell table:formula="of:=SUM([.E1:.E21])" office:value-type="float" office:value="32768" calcext:value-type="float">
            <text:p>32768</text:p>
          </table:table-cell>
          <table:table-cell/>
          <table:table-cell table:style-name="ce3" table:formula="of:=DEC2HEX(SUM([.G1:.G21])*2^4)" office:value-type="string" office:string-value="7FF60" calcext:value-type="string">
            <text:p>7FF60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formula="of:=[.A1]" office:value-type="float" office:value="0" calcext:value-type="float">
            <text:p>0</text:p>
          </table:table-cell>
          <table:table-cell table:formula="of:=POWER(SIN((PI()*[.A28])/[.$A$44]);2)" office:value-type="float" office:value="0" calcext:value-type="float">
            <text:p>0</text:p>
          </table:table-cell>
          <table:table-cell/>
          <table:table-cell table:formula="of:=[.B28]/[.$B$46]" office:value-type="float" office:value="0" calcext:value-type="float">
            <text:p>0</text:p>
          </table:table-cell>
          <table:table-cell table:formula="of:=[.D28]*2^9" office:value-type="float" office:value="0" calcext:value-type="float">
            <text:p>0</text:p>
          </table:table-cell>
          <table:table-cell table:style-name="ce2" table:formula="of:=DEC2HEX([.E28];2)" office:value-type="string" office:string-value="00" calcext:value-type="string">
            <text:p>00</text:p>
          </table:table-cell>
          <table:table-cell table:formula="of:=HEX2DEC([.F28])" office:value-type="float" office:value="0" calcext:value-type="float">
            <text:p>0</text:p>
          </table:table-cell>
          <table:table-cell table:formula="of:=HEX2DEC([.F28])-[.E2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POWER(SIN((PI()*[.A29])/[.$A$44]);2)" office:value-type="float" office:value="0.0380602337443566" calcext:value-type="float">
            <text:p>0.038060233744357</text:p>
          </table:table-cell>
          <table:table-cell/>
          <table:table-cell table:formula="of:=[.B29]/[.$B$46]" office:value-type="float" office:value="0.00475752921804458" calcext:value-type="float">
            <text:p>0.004757529218045</text:p>
          </table:table-cell>
          <table:table-cell table:formula="of:=[.D29]*2^9" office:value-type="float" office:value="2.43585495963882" calcext:value-type="float">
            <text:p>2.43585495963882</text:p>
          </table:table-cell>
          <table:table-cell table:formula="of:=DEC2HEX([.E29];2)" office:value-type="string" office:string-value="02" calcext:value-type="string">
            <text:p>02</text:p>
          </table:table-cell>
          <table:table-cell table:formula="of:=HEX2DEC([.F29])" office:value-type="float" office:value="2" calcext:value-type="float">
            <text:p>2</text:p>
          </table:table-cell>
          <table:table-cell table:formula="of:=HEX2DEC([.F29])-[.E29]" office:value-type="float" office:value="-0.435854959638824" calcext:value-type="float">
            <text:p>-0.435854959638824</text:p>
          </table:table-cell>
          <table:table-cell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POWER(SIN((PI()*[.A30])/[.$A$44]);2)" office:value-type="float" office:value="0.146446609406726" calcext:value-type="float">
            <text:p>0.146446609406726</text:p>
          </table:table-cell>
          <table:table-cell/>
          <table:table-cell table:formula="of:=[.B30]/[.$B$46]" office:value-type="float" office:value="0.0183058261758408" calcext:value-type="float">
            <text:p>0.018305826175841</text:p>
          </table:table-cell>
          <table:table-cell table:formula="of:=[.D30]*2^9" office:value-type="float" office:value="9.37258300203048" calcext:value-type="float">
            <text:p>9.37258300203048</text:p>
          </table:table-cell>
          <table:table-cell table:formula="of:=DEC2HEX([.E30];2)" office:value-type="string" office:string-value="09" calcext:value-type="string">
            <text:p>09</text:p>
          </table:table-cell>
          <table:table-cell table:formula="of:=HEX2DEC([.F30])" office:value-type="float" office:value="9" calcext:value-type="float">
            <text:p>9</text:p>
          </table:table-cell>
          <table:table-cell table:formula="of:=HEX2DEC([.F30])-[.E30]" office:value-type="float" office:value="-0.372583002030479" calcext:value-type="float">
            <text:p>-0.372583002030479</text:p>
          </table:table-cell>
          <table:table-cell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POWER(SIN((PI()*[.A31])/[.$A$44]);2)" office:value-type="float" office:value="0.308658283817455" calcext:value-type="float">
            <text:p>0.308658283817455</text:p>
          </table:table-cell>
          <table:table-cell/>
          <table:table-cell table:formula="of:=[.B31]/[.$B$46]" office:value-type="float" office:value="0.0385822854771819" calcext:value-type="float">
            <text:p>0.038582285477182</text:p>
          </table:table-cell>
          <table:table-cell table:formula="of:=[.D31]*2^9" office:value-type="float" office:value="19.7541301643171" calcext:value-type="float">
            <text:p>19.7541301643171</text:p>
          </table:table-cell>
          <table:table-cell table:formula="of:=DEC2HEX([.E31];2)" office:value-type="string" office:string-value="13" calcext:value-type="string">
            <text:p>13</text:p>
          </table:table-cell>
          <table:table-cell table:formula="of:=HEX2DEC([.F31])" office:value-type="float" office:value="19" calcext:value-type="float">
            <text:p>19</text:p>
          </table:table-cell>
          <table:table-cell table:formula="of:=HEX2DEC([.F31])-[.E3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POWER(SIN((PI()*[.A32])/[.$A$44]);2)" office:value-type="float" office:value="0.5" calcext:value-type="float">
            <text:p>0.5</text:p>
          </table:table-cell>
          <table:table-cell/>
          <table:table-cell table:formula="of:=[.B32]/[.$B$46]" office:value-type="float" office:value="0.0625" calcext:value-type="float">
            <text:p>0.0625</text:p>
          </table:table-cell>
          <table:table-cell table:formula="of:=[.D32]*2^9" office:value-type="float" office:value="32" calcext:value-type="float">
            <text:p>32</text:p>
          </table:table-cell>
          <table:table-cell table:formula="of:=DEC2HEX([.E32];2)" office:value-type="string" office:string-value="20" calcext:value-type="string">
            <text:p>20</text:p>
          </table:table-cell>
          <table:table-cell table:formula="of:=HEX2DEC([.F32])" office:value-type="float" office:value="32" calcext:value-type="float">
            <text:p>32</text:p>
          </table:table-cell>
          <table:table-cell table:formula="of:=HEX2DEC([.F32])-[.E3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POWER(SIN((PI()*[.A33])/[.$A$44]);2)" office:value-type="float" office:value="0.691341716182545" calcext:value-type="float">
            <text:p>0.691341716182545</text:p>
          </table:table-cell>
          <table:table-cell/>
          <table:table-cell table:formula="of:=[.B33]/[.$B$46]" office:value-type="float" office:value="0.0864177145228181" calcext:value-type="float">
            <text:p>0.086417714522818</text:p>
          </table:table-cell>
          <table:table-cell table:formula="of:=[.D33]*2^9" office:value-type="float" office:value="44.2458698356829" calcext:value-type="float">
            <text:p>44.2458698356829</text:p>
          </table:table-cell>
          <table:table-cell table:formula="of:=DEC2HEX([.E33];2)" office:value-type="string" office:string-value="2C" calcext:value-type="string">
            <text:p>2C</text:p>
          </table:table-cell>
          <table:table-cell table:formula="of:=HEX2DEC([.F33])" office:value-type="float" office:value="44" calcext:value-type="float">
            <text:p>44</text:p>
          </table:table-cell>
          <table:table-cell table:formula="of:=HEX2DEC([.F33])-[.E33]" office:value-type="float" office:value="-0.245869835682875" calcext:value-type="float">
            <text:p>-0.245869835682875</text:p>
          </table:table-cell>
          <table:table-cell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POWER(SIN((PI()*[.A34])/[.$A$44]);2)" office:value-type="float" office:value="0.853553390593274" calcext:value-type="float">
            <text:p>0.853553390593274</text:p>
          </table:table-cell>
          <table:table-cell/>
          <table:table-cell table:formula="of:=[.B34]/[.$B$46]" office:value-type="float" office:value="0.106694173824159" calcext:value-type="float">
            <text:p>0.106694173824159</text:p>
          </table:table-cell>
          <table:table-cell table:formula="of:=[.D34]*2^9" office:value-type="float" office:value="54.6274169979695" calcext:value-type="float">
            <text:p>54.6274169979695</text:p>
          </table:table-cell>
          <table:table-cell table:formula="of:=DEC2HEX([.E34];2)" office:value-type="string" office:string-value="36" calcext:value-type="string">
            <text:p>36</text:p>
          </table:table-cell>
          <table:table-cell table:formula="of:=HEX2DEC([.F34])" office:value-type="float" office:value="54" calcext:value-type="float">
            <text:p>54</text:p>
          </table:table-cell>
          <table:table-cell table:formula="of:=HEX2DEC([.F34])-[.E34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POWER(SIN((PI()*[.A35])/[.$A$44]);2)" office:value-type="float" office:value="0.961939766255643" calcext:value-type="float">
            <text:p>0.961939766255643</text:p>
          </table:table-cell>
          <table:table-cell/>
          <table:table-cell table:formula="of:=[.B35]/[.$B$46]" office:value-type="float" office:value="0.120242470781955" calcext:value-type="float">
            <text:p>0.120242470781955</text:p>
          </table:table-cell>
          <table:table-cell table:formula="of:=[.D35]*2^9" office:value-type="float" office:value="61.5641450403612" calcext:value-type="float">
            <text:p>61.5641450403612</text:p>
          </table:table-cell>
          <table:table-cell table:formula="of:=DEC2HEX([.E35];2)" office:value-type="string" office:string-value="3D" calcext:value-type="string">
            <text:p>3D</text:p>
          </table:table-cell>
          <table:table-cell table:formula="of:=HEX2DEC([.F35])" office:value-type="float" office:value="61" calcext:value-type="float">
            <text:p>61</text:p>
          </table:table-cell>
          <table:table-cell table:formula="of:=HEX2DEC([.F35])-[.E35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POWER(SIN((PI()*[.A36])/[.$A$44]);2)" office:value-type="float" office:value="1" calcext:value-type="float">
            <text:p>1</text:p>
          </table:table-cell>
          <table:table-cell/>
          <table:table-cell table:formula="of:=[.B36]/[.$B$46]" office:value-type="float" office:value="0.125" calcext:value-type="float">
            <text:p>0.125</text:p>
          </table:table-cell>
          <table:table-cell table:formula="of:=[.D36]*2^9" office:value-type="float" office:value="64" calcext:value-type="float">
            <text:p>64</text:p>
          </table:table-cell>
          <table:table-cell table:formula="of:=DEC2HEX([.E36];2)" office:value-type="string" office:string-value="40" calcext:value-type="string">
            <text:p>40</text:p>
          </table:table-cell>
          <table:table-cell table:formula="of:=HEX2DEC([.F36])" office:value-type="float" office:value="64" calcext:value-type="float">
            <text:p>64</text:p>
          </table:table-cell>
          <table:table-cell table:formula="of:=HEX2DEC([.F36])-[.E3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POWER(SIN((PI()*[.A37])/[.$A$44]);2)" office:value-type="float" office:value="0.961939766255643" calcext:value-type="float">
            <text:p>0.961939766255643</text:p>
          </table:table-cell>
          <table:table-cell/>
          <table:table-cell table:formula="of:=[.B37]/[.$B$46]" office:value-type="float" office:value="0.120242470781955" calcext:value-type="float">
            <text:p>0.120242470781955</text:p>
          </table:table-cell>
          <table:table-cell table:formula="of:=[.D37]*2^9" office:value-type="float" office:value="61.5641450403612" calcext:value-type="float">
            <text:p>61.5641450403612</text:p>
          </table:table-cell>
          <table:table-cell table:formula="of:=DEC2HEX([.E37];2)" office:value-type="string" office:string-value="3D" calcext:value-type="string">
            <text:p>3D</text:p>
          </table:table-cell>
          <table:table-cell table:formula="of:=HEX2DEC([.F37])" office:value-type="float" office:value="61" calcext:value-type="float">
            <text:p>61</text:p>
          </table:table-cell>
          <table:table-cell table:formula="of:=HEX2DEC([.F37])-[.E37]" office:value-type="float" office:value="-0.564145040361176" calcext:value-type="float">
            <text:p>-0.564145040361176</text:p>
          </table:table-cell>
          <table:table-cell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POWER(SIN((PI()*[.A38])/[.$A$44]);2)" office:value-type="float" office:value="0.853553390593274" calcext:value-type="float">
            <text:p>0.853553390593274</text:p>
          </table:table-cell>
          <table:table-cell/>
          <table:table-cell table:formula="of:=[.B38]/[.$B$46]" office:value-type="float" office:value="0.106694173824159" calcext:value-type="float">
            <text:p>0.106694173824159</text:p>
          </table:table-cell>
          <table:table-cell table:formula="of:=[.D38]*2^9" office:value-type="float" office:value="54.6274169979695" calcext:value-type="float">
            <text:p>54.6274169979695</text:p>
          </table:table-cell>
          <table:table-cell table:formula="of:=DEC2HEX([.E38];2)" office:value-type="string" office:string-value="36" calcext:value-type="string">
            <text:p>36</text:p>
          </table:table-cell>
          <table:table-cell table:formula="of:=HEX2DEC([.F38])" office:value-type="float" office:value="54" calcext:value-type="float">
            <text:p>54</text:p>
          </table:table-cell>
          <table:table-cell table:formula="of:=HEX2DEC([.F38])-[.E38]" office:value-type="float" office:value="-0.627416997969519" calcext:value-type="float">
            <text:p>-0.627416997969519</text:p>
          </table:table-cell>
          <table:table-cell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POWER(SIN((PI()*[.A39])/[.$A$44]);2)" office:value-type="float" office:value="0.691341716182545" calcext:value-type="float">
            <text:p>0.691341716182545</text:p>
          </table:table-cell>
          <table:table-cell/>
          <table:table-cell table:formula="of:=[.B39]/[.$B$46]" office:value-type="float" office:value="0.0864177145228182" calcext:value-type="float">
            <text:p>0.086417714522818</text:p>
          </table:table-cell>
          <table:table-cell table:formula="of:=[.D39]*2^9" office:value-type="float" office:value="44.2458698356829" calcext:value-type="float">
            <text:p>44.2458698356829</text:p>
          </table:table-cell>
          <table:table-cell table:formula="of:=DEC2HEX([.E39];2)" office:value-type="string" office:string-value="2C" calcext:value-type="string">
            <text:p>2C</text:p>
          </table:table-cell>
          <table:table-cell table:formula="of:=HEX2DEC([.F39])" office:value-type="float" office:value="44" calcext:value-type="float">
            <text:p>44</text:p>
          </table:table-cell>
          <table:table-cell table:formula="of:=HEX2DEC([.F39])-[.E39]" office:value-type="float" office:value="-0.245869835682896" calcext:value-type="float">
            <text:p>-0.245869835682896</text:p>
          </table:table-cell>
          <table:table-cell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POWER(SIN((PI()*[.A40])/[.$A$44]);2)" office:value-type="float" office:value="0.5" calcext:value-type="float">
            <text:p>0.5</text:p>
          </table:table-cell>
          <table:table-cell/>
          <table:table-cell table:formula="of:=[.B40]/[.$B$46]" office:value-type="float" office:value="0.0625" calcext:value-type="float">
            <text:p>0.0625</text:p>
          </table:table-cell>
          <table:table-cell table:formula="of:=[.D40]*2^9" office:value-type="float" office:value="32" calcext:value-type="float">
            <text:p>32</text:p>
          </table:table-cell>
          <table:table-cell table:formula="of:=DEC2HEX([.E40];2)" office:value-type="string" office:string-value="20" calcext:value-type="string">
            <text:p>20</text:p>
          </table:table-cell>
          <table:table-cell table:formula="of:=HEX2DEC([.F40])" office:value-type="float" office:value="32" calcext:value-type="float">
            <text:p>32</text:p>
          </table:table-cell>
          <table:table-cell table:formula="of:=HEX2DEC([.F40])-[.E4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POWER(SIN((PI()*[.A41])/[.$A$44]);2)" office:value-type="float" office:value="0.308658283817455" calcext:value-type="float">
            <text:p>0.308658283817455</text:p>
          </table:table-cell>
          <table:table-cell/>
          <table:table-cell table:formula="of:=[.B41]/[.$B$46]" office:value-type="float" office:value="0.0385822854771819" calcext:value-type="float">
            <text:p>0.038582285477182</text:p>
          </table:table-cell>
          <table:table-cell table:formula="of:=[.D41]*2^9" office:value-type="float" office:value="19.7541301643171" calcext:value-type="float">
            <text:p>19.7541301643171</text:p>
          </table:table-cell>
          <table:table-cell table:formula="of:=DEC2HEX([.E41];2)" office:value-type="string" office:string-value="13" calcext:value-type="string">
            <text:p>13</text:p>
          </table:table-cell>
          <table:table-cell table:formula="of:=HEX2DEC([.F41])" office:value-type="float" office:value="19" calcext:value-type="float">
            <text:p>19</text:p>
          </table:table-cell>
          <table:table-cell table:formula="of:=HEX2DEC([.F41])-[.E41]" office:value-type="float" office:value="-0.754130164317125" calcext:value-type="float">
            <text:p>-0.754130164317125</text:p>
          </table:table-cell>
          <table:table-cell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POWER(SIN((PI()*[.A42])/[.$A$44]);2)" office:value-type="float" office:value="0.146446609406726" calcext:value-type="float">
            <text:p>0.146446609406726</text:p>
          </table:table-cell>
          <table:table-cell/>
          <table:table-cell table:formula="of:=[.B42]/[.$B$46]" office:value-type="float" office:value="0.0183058261758408" calcext:value-type="float">
            <text:p>0.018305826175841</text:p>
          </table:table-cell>
          <table:table-cell table:formula="of:=[.D42]*2^9" office:value-type="float" office:value="9.37258300203049" calcext:value-type="float">
            <text:p>9.37258300203049</text:p>
          </table:table-cell>
          <table:table-cell table:formula="of:=DEC2HEX([.E42];2)" office:value-type="string" office:string-value="09" calcext:value-type="string">
            <text:p>09</text:p>
          </table:table-cell>
          <table:table-cell table:formula="of:=HEX2DEC([.F42])" office:value-type="float" office:value="9" calcext:value-type="float">
            <text:p>9</text:p>
          </table:table-cell>
          <table:table-cell table:formula="of:=HEX2DEC([.F42])-[.E42]" office:value-type="float" office:value="-0.372583002030485" calcext:value-type="float">
            <text:p>-0.372583002030485</text:p>
          </table:table-cell>
          <table:table-cell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POWER(SIN((PI()*[.A43])/[.$A$44]);2)" office:value-type="float" office:value="0.0380602337443568" calcext:value-type="float">
            <text:p>0.038060233744357</text:p>
          </table:table-cell>
          <table:table-cell/>
          <table:table-cell table:formula="of:=[.B43]/[.$B$46]" office:value-type="float" office:value="0.0047575292180446" calcext:value-type="float">
            <text:p>0.004757529218045</text:p>
          </table:table-cell>
          <table:table-cell table:formula="of:=[.D43]*2^9" office:value-type="float" office:value="2.43585495963883" calcext:value-type="float">
            <text:p>2.43585495963883</text:p>
          </table:table-cell>
          <table:table-cell table:formula="of:=DEC2HEX([.E43];2)" office:value-type="string" office:string-value="02" calcext:value-type="string">
            <text:p>02</text:p>
          </table:table-cell>
          <table:table-cell table:formula="of:=HEX2DEC([.F43])" office:value-type="float" office:value="2" calcext:value-type="float">
            <text:p>2</text:p>
          </table:table-cell>
          <table:table-cell table:formula="of:=HEX2DEC([.F43])-[.E43]" office:value-type="float" office:value="-0.435854959638832" calcext:value-type="float">
            <text:p>-0.435854959638832</text:p>
          </table:table-cell>
          <table:table-cell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POWER(SIN((PI()*[.A44])/[.$A$44]);2)" office:value-type="float" office:value="1.49975978266186E-032" calcext:value-type="float">
            <text:p>1.49975978266186E-32</text:p>
          </table:table-cell>
          <table:table-cell/>
          <table:table-cell table:formula="of:=[.B44]/[.$B$46]" office:value-type="float" office:value="1.87469972832732E-033" calcext:value-type="float">
            <text:p>1.87469972832732E-33</text:p>
          </table:table-cell>
          <table:table-cell table:formula="of:=[.D44]*2^9" office:value-type="float" office:value="9.59846260903589E-031" calcext:value-type="float">
            <text:p>9.59846260903589E-31</text:p>
          </table:table-cell>
          <table:table-cell table:formula="of:=DEC2HEX([.E44];2)" office:value-type="string" office:string-value="00" calcext:value-type="string">
            <text:p>00</text:p>
          </table:table-cell>
          <table:table-cell table:formula="of:=HEX2DEC([.F44])" office:value-type="float" office:value="0" calcext:value-type="float">
            <text:p>0</text:p>
          </table:table-cell>
          <table:table-cell table:formula="of:=HEX2DEC([.F44])-[.E44]" office:value-type="float" office:value="-9.59846260903589E-031" calcext:value-type="float">
            <text:p>-9.59846260903589E-3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28:.B44])" office:value-type="float" office:value="8" calcext:value-type="float">
            <text:p>8</text:p>
          </table:table-cell>
          <table:table-cell/>
          <table:table-cell table:formula="of:=SUM([.D28:.D44])" office:value-type="float" office:value="1" calcext:value-type="float">
            <text:p>1</text:p>
          </table:table-cell>
          <table:table-cell table:formula="of:=SUM([.E28:.E44])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max:</text:p>
          </table:table-cell>
          <table:table-cell table:formula="of:=DEC2HEX(SUM([.E28:.E44])*10)" office:value-type="string" office:string-value="1400" calcext:value-type="string">
            <text:p>1400</text:p>
          </table:table-cell>
          <table:table-cell table:number-columns-repeated="2"/>
          <table:table-cell table:formula="of:=[.E46]/2^[.H48]" office:value-type="float" office:value="512" calcext:value-type="float">
            <text:p>512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SIN((PI()*[.A58])/64);2)" office:value-type="float" office:value="0" calcext:value-type="float">
            <text:p>0</text:p>
          </table:table-cell>
          <table:table-cell table:formula="of:=[.B58]*SIN((32-[.A58])/64*2*PI()*[.$C$56])/((32-[.A58])/64*2*PI()*[.$C$56])" office:value-type="float" office:value="-0" calcext:value-type="float">
            <text:p>0</text:p>
          </table:table-cell>
          <table:table-cell table:formula="of:=[.C58]/[.$B$124]" office:value-type="float" office:value="-0" calcext:value-type="float">
            <text:p>0</text:p>
          </table:table-cell>
          <table:table-cell table:formula="of:=[.D58]*2^16" office:value-type="float" office:value="-0" calcext:value-type="float">
            <text:p>0</text:p>
          </table:table-cell>
          <table:table-cell table:style-name="ce2" table:formula="of:=DEC2HEX([.E58];3)" office:value-type="string" office:string-value="000" calcext:value-type="string">
            <text:p>000</text:p>
          </table:table-cell>
          <table:table-cell table:formula="of:=HEX2DEC([.F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SIN((PI()*[.A59])/64);2)" office:value-type="float" office:value="0.00240763666390156" calcext:value-type="float">
            <text:p>0.002407636663902</text:p>
          </table:table-cell>
          <table:table-cell table:formula="of:=[.B59]*SIN((32-[.A59])/64*2*PI()*[.$C$56])/((32-[.A59])/64*2*PI()*[.$C$56])" office:value-type="float" office:value="-0.0000756848630224647" calcext:value-type="float">
            <text:p>-7.56848630224647E-05</text:p>
          </table:table-cell>
          <table:table-cell table:formula="of:=[.C59]/[.$B$124]" office:value-type="float" office:value="-0.00000236507806076262" calcext:value-type="float">
            <text:p>-2.36507806076262E-06</text:p>
          </table:table-cell>
          <table:table-cell table:formula="of:=[.D59]*2^16" office:value-type="float" office:value="-0.154997755790139" calcext:value-type="float">
            <text:p>-0.154997755790139</text:p>
          </table:table-cell>
          <table:table-cell table:formula="of:=DEC2HEX([.E59];3)" office:value-type="string" office:string-value="FFFFFFFFFF" calcext:value-type="string">
            <text:p>FFFFFFFFFF</text:p>
          </table:table-cell>
          <table:table-cell table:formula="of:=HEX2DEC([.F5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SIN((PI()*[.A60])/64);2)" office:value-type="float" office:value="0.00960735979838478" calcext:value-type="float">
            <text:p>0.009607359798385</text:p>
          </table:table-cell>
          <table:table-cell table:formula="of:=[.B60]*SIN((32-[.A60])/64*2*PI()*[.$C$56])/((32-[.A60])/64*2*PI()*[.$C$56])" office:value-type="float" office:value="-0.000576644185445178" calcext:value-type="float">
            <text:p>-0.000576644185445</text:p>
          </table:table-cell>
          <table:table-cell table:formula="of:=[.C60]/[.$B$124]" office:value-type="float" office:value="-0.0000180195676836717" calcext:value-type="float">
            <text:p>-1.80195676836717E-05</text:p>
          </table:table-cell>
          <table:table-cell table:formula="of:=[.D60]*2^16" office:value-type="float" office:value="-1.18093038771711" calcext:value-type="float">
            <text:p>-1.18093038771711</text:p>
          </table:table-cell>
          <table:table-cell table:formula="of:=DEC2HEX([.E60];3)" office:value-type="string" office:string-value="FFFFFFFFFE" calcext:value-type="string">
            <text:p>FFFFFFFFFE</text:p>
          </table:table-cell>
          <table:table-cell table:formula="of:=HEX2DEC([.F60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SIN((PI()*[.A61])/64);2)" office:value-type="float" office:value="0.0215298321338956" calcext:value-type="float">
            <text:p>0.021529832133896</text:p>
          </table:table-cell>
          <table:table-cell table:formula="of:=[.B61]*SIN((32-[.A61])/64*2*PI()*[.$C$56])/((32-[.A61])/64*2*PI()*[.$C$56])" office:value-type="float" office:value="-0.0017466187017073" calcext:value-type="float">
            <text:p>-0.001746618701707</text:p>
          </table:table-cell>
          <table:table-cell table:formula="of:=[.C61]/[.$B$124]" office:value-type="float" office:value="-0.000054580128799328" calcext:value-type="float">
            <text:p>-5.4580128799328E-05</text:p>
          </table:table-cell>
          <table:table-cell table:formula="of:=[.D61]*2^16" office:value-type="float" office:value="-3.57696332099276" calcext:value-type="float">
            <text:p>-3.57696332099276</text:p>
          </table:table-cell>
          <table:table-cell table:formula="of:=DEC2HEX([.E61];3)" office:value-type="string" office:string-value="FFFFFFFFFC" calcext:value-type="string">
            <text:p>FFFFFFFFFC</text:p>
          </table:table-cell>
          <table:table-cell table:formula="of:=HEX2DEC([.F61]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SIN((PI()*[.A62])/64);2)" office:value-type="float" office:value="0.0380602337443566" calcext:value-type="float">
            <text:p>0.038060233744357</text:p>
          </table:table-cell>
          <table:table-cell table:formula="of:=[.B62]*SIN((32-[.A62])/64*2*PI()*[.$C$56])/((32-[.A62])/64*2*PI()*[.$C$56])" office:value-type="float" office:value="-0.00346141390608418" calcext:value-type="float">
            <text:p>-0.003461413906084</text:p>
          </table:table-cell>
          <table:table-cell table:formula="of:=[.C62]/[.$B$124]" office:value-type="float" office:value="-0.000108165804383744" calcext:value-type="float">
            <text:p>-0.000108165804384</text:p>
          </table:table-cell>
          <table:table-cell table:formula="of:=[.D62]*2^16" office:value-type="float" office:value="-7.08875415609302" calcext:value-type="float">
            <text:p>-7.08875415609302</text:p>
          </table:table-cell>
          <table:table-cell table:formula="of:=DEC2HEX([.E62];3)" office:value-type="string" office:string-value="FFFFFFFFF8" calcext:value-type="string">
            <text:p>FFFFFFFFF8</text:p>
          </table:table-cell>
          <table:table-cell table:formula="of:=HEX2DEC([.F62])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SIN((PI()*[.A63])/64);2)" office:value-type="float" office:value="0.0590393678258225" calcext:value-type="float">
            <text:p>0.059039367825823</text:p>
          </table:table-cell>
          <table:table-cell table:formula="of:=[.B63]*SIN((32-[.A63])/64*2*PI()*[.$C$56])/((32-[.A63])/64*2*PI()*[.$C$56])" office:value-type="float" office:value="-0.00514438418708428" calcext:value-type="float">
            <text:p>-0.005144384187084</text:p>
          </table:table-cell>
          <table:table-cell table:formula="of:=[.C63]/[.$B$124]" office:value-type="float" office:value="-0.00016075698219069" calcext:value-type="float">
            <text:p>-0.000160756982191</text:p>
          </table:table-cell>
          <table:table-cell table:formula="of:=[.D63]*2^16" office:value-type="float" office:value="-10.5353695848491" calcext:value-type="float">
            <text:p>-10.5353695848491</text:p>
          </table:table-cell>
          <table:table-cell table:formula="of:=DEC2HEX([.E63];3)" office:value-type="string" office:string-value="FFFFFFFFF5" calcext:value-type="string">
            <text:p>FFFFFFFFF5</text:p>
          </table:table-cell>
          <table:table-cell table:formula="of:=HEX2DEC([.F63])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SIN((PI()*[.A64])/64);2)" office:value-type="float" office:value="0.0842651938487274" calcext:value-type="float">
            <text:p>0.084265193848727</text:p>
          </table:table-cell>
          <table:table-cell table:formula="of:=[.B64]*SIN((32-[.A64])/64*2*PI()*[.$C$56])/((32-[.A64])/64*2*PI()*[.$C$56])" office:value-type="float" office:value="-0.00583579453124236" calcext:value-type="float">
            <text:p>-0.005835794531242</text:p>
          </table:table-cell>
          <table:table-cell table:formula="of:=[.C64]/[.$B$124]" office:value-type="float" office:value="-0.000182362880261316" calcext:value-type="float">
            <text:p>-0.000182362880261</text:p>
          </table:table-cell>
          <table:table-cell table:formula="of:=[.D64]*2^16" office:value-type="float" office:value="-11.9513337208056" calcext:value-type="float">
            <text:p>-11.9513337208056</text:p>
          </table:table-cell>
          <table:table-cell table:formula="of:=DEC2HEX([.E64];3)" office:value-type="string" office:string-value="FFFFFFFFF4" calcext:value-type="string">
            <text:p>FFFFFFFFF4</text:p>
          </table:table-cell>
          <table:table-cell table:formula="of:=HEX2DEC([.F64]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SIN((PI()*[.A65])/64);2)" office:value-type="float" office:value="0.113494773318632" calcext:value-type="float">
            <text:p>0.113494773318632</text:p>
          </table:table-cell>
          <table:table-cell table:formula="of:=[.B65]*SIN((32-[.A65])/64*2*PI()*[.$C$56])/((32-[.A65])/64*2*PI()*[.$C$56])" office:value-type="float" office:value="-0.00442400519208679" calcext:value-type="float">
            <text:p>-0.004424005192087</text:p>
          </table:table-cell>
          <table:table-cell table:formula="of:=[.C65]/[.$B$124]" office:value-type="float" office:value="-0.000138245842070147" calcext:value-type="float">
            <text:p>-0.00013824584207</text:p>
          </table:table-cell>
          <table:table-cell table:formula="of:=[.D65]*2^16" office:value-type="float" office:value="-9.06007950590918" calcext:value-type="float">
            <text:p>-9.06007950590918</text:p>
          </table:table-cell>
          <table:table-cell table:formula="of:=DEC2HEX([.E65];3)" office:value-type="string" office:string-value="FFFFFFFFF6" calcext:value-type="string">
            <text:p>FFFFFFFFF6</text:p>
          </table:table-cell>
          <table:table-cell table:formula="of:=HEX2DEC([.F65])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SIN((PI()*[.A66])/64);2)" office:value-type="float" office:value="0.146446609406726" calcext:value-type="float">
            <text:p>0.146446609406726</text:p>
          </table:table-cell>
          <table:table-cell table:formula="of:=[.B66]*SIN((32-[.A66])/64*2*PI()*[.$C$56])/((32-[.A66])/64*2*PI()*[.$C$56])" office:value-type="float" office:value="5.70874047757267E-018" calcext:value-type="float">
            <text:p>5.70874047757267E-18</text:p>
          </table:table-cell>
          <table:table-cell table:formula="of:=[.C66]/[.$B$124]" office:value-type="float" office:value="1.78392565156485E-019" calcext:value-type="float">
            <text:p>1.78392565156485E-19</text:p>
          </table:table-cell>
          <table:table-cell table:formula="of:=[.D66]*2^16" office:value-type="float" office:value="0.0000000000000116911351500954" calcext:value-type="float">
            <text:p>1.16911351500954E-14</text:p>
          </table:table-cell>
          <table:table-cell table:formula="of:=DEC2HEX([.E66];3)" office:value-type="string" office:string-value="000" calcext:value-type="string">
            <text:p>000</text:p>
          </table:table-cell>
          <table:table-cell table:formula="of:=HEX2DEC([.F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SIN((PI()*[.A67])/64);2)" office:value-type="float" office:value="0.182803357918177" calcext:value-type="float">
            <text:p>0.182803357918177</text:p>
          </table:table-cell>
          <table:table-cell table:formula="of:=[.B67]*SIN((32-[.A67])/64*2*PI()*[.$C$56])/((32-[.A67])/64*2*PI()*[.$C$56])" office:value-type="float" office:value="0.00774526190400036" calcext:value-type="float">
            <text:p>0.007745261904</text:p>
          </table:table-cell>
          <table:table-cell table:formula="of:=[.C67]/[.$B$124]" office:value-type="float" office:value="0.000242031871004042" calcext:value-type="float">
            <text:p>0.000242031871004</text:p>
          </table:table-cell>
          <table:table-cell table:formula="of:=[.D67]*2^16" office:value-type="float" office:value="15.8618006981209" calcext:value-type="float">
            <text:p>15.8618006981209</text:p>
          </table:table-cell>
          <table:table-cell table:formula="of:=DEC2HEX([.E67];3)" office:value-type="string" office:string-value="00F" calcext:value-type="string">
            <text:p>00F</text:p>
          </table:table-cell>
          <table:table-cell table:formula="of:=HEX2DEC([.F6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SIN((PI()*[.A68])/64);2)" office:value-type="float" office:value="0.222214883490199" calcext:value-type="float">
            <text:p>0.222214883490199</text:p>
          </table:table-cell>
          <table:table-cell table:formula="of:=[.B68]*SIN((32-[.A68])/64*2*PI()*[.$C$56])/((32-[.A68])/64*2*PI()*[.$C$56])" office:value-type="float" office:value="0.0181876077544706" calcext:value-type="float">
            <text:p>0.018187607754471</text:p>
          </table:table-cell>
          <table:table-cell table:formula="of:=[.C68]/[.$B$124]" office:value-type="float" office:value="0.000568344981546533" calcext:value-type="float">
            <text:p>0.000568344981547</text:p>
          </table:table-cell>
          <table:table-cell table:formula="of:=[.D68]*2^16" office:value-type="float" office:value="37.2470567106336" calcext:value-type="float">
            <text:p>37.2470567106336</text:p>
          </table:table-cell>
          <table:table-cell table:formula="of:=DEC2HEX([.E68];3)" office:value-type="string" office:string-value="025" calcext:value-type="string">
            <text:p>025</text:p>
          </table:table-cell>
          <table:table-cell table:formula="of:=HEX2DEC([.F68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SIN((PI()*[.A69])/64);2)" office:value-type="float" office:value="0.264301631587001" calcext:value-type="float">
            <text:p>0.264301631587001</text:p>
          </table:table-cell>
          <table:table-cell table:formula="of:=[.B69]*SIN((32-[.A69])/64*2*PI()*[.$C$56])/((32-[.A69])/64*2*PI()*[.$C$56])" office:value-type="float" office:value="0.029609836521073" calcext:value-type="float">
            <text:p>0.029609836521073</text:p>
          </table:table-cell>
          <table:table-cell table:formula="of:=[.C69]/[.$B$124]" office:value-type="float" office:value="0.000925278476331146" calcext:value-type="float">
            <text:p>0.000925278476331</text:p>
          </table:table-cell>
          <table:table-cell table:formula="of:=[.D69]*2^16" office:value-type="float" office:value="60.639050224838" calcext:value-type="float">
            <text:p>60.639050224838</text:p>
          </table:table-cell>
          <table:table-cell table:formula="of:=DEC2HEX([.E69];3)" office:value-type="string" office:string-value="03C" calcext:value-type="string">
            <text:p>03C</text:p>
          </table:table-cell>
          <table:table-cell table:formula="of:=HEX2DEC([.F69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SIN((PI()*[.A70])/64);2)" office:value-type="float" office:value="0.308658283817455" calcext:value-type="float">
            <text:p>0.308658283817455</text:p>
          </table:table-cell>
          <table:table-cell table:formula="of:=[.B70]*SIN((32-[.A70])/64*2*PI()*[.$C$56])/((32-[.A70])/64*2*PI()*[.$C$56])" office:value-type="float" office:value="0.0392995932766473" calcext:value-type="float">
            <text:p>0.039299593276647</text:p>
          </table:table-cell>
          <table:table-cell table:formula="of:=[.C70]/[.$B$124]" office:value-type="float" office:value="0.00122807391258546" calcext:value-type="float">
            <text:p>0.001228073912585</text:p>
          </table:table-cell>
          <table:table-cell table:formula="of:=[.D70]*2^16" office:value-type="float" office:value="80.4830519352007" calcext:value-type="float">
            <text:p>80.4830519352007</text:p>
          </table:table-cell>
          <table:table-cell table:formula="of:=DEC2HEX([.E70];3)" office:value-type="string" office:string-value="050" calcext:value-type="string">
            <text:p>050</text:p>
          </table:table-cell>
          <table:table-cell table:formula="of:=HEX2DEC([.F7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SIN((PI()*[.A71])/64);2)" office:value-type="float" office:value="0.354857661372769" calcext:value-type="float">
            <text:p>0.354857661372769</text:p>
          </table:table-cell>
          <table:table-cell table:formula="of:=[.B71]*SIN((32-[.A71])/64*2*PI()*[.$C$56])/((32-[.A71])/64*2*PI()*[.$C$56])" office:value-type="float" office:value="0.0439395945670394" calcext:value-type="float">
            <text:p>0.04393959456704</text:p>
          </table:table-cell>
          <table:table-cell table:formula="of:=[.C71]/[.$B$124]" office:value-type="float" office:value="0.00137306942180055" calcext:value-type="float">
            <text:p>0.001373069421801</text:p>
          </table:table-cell>
          <table:table-cell table:formula="of:=[.D71]*2^16" office:value-type="float" office:value="89.9854776271209" calcext:value-type="float">
            <text:p>89.9854776271209</text:p>
          </table:table-cell>
          <table:table-cell table:formula="of:=DEC2HEX([.E71];3)" office:value-type="string" office:string-value="059" calcext:value-type="string">
            <text:p>059</text:p>
          </table:table-cell>
          <table:table-cell table:formula="of:=HEX2DEC([.F71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SIN((PI()*[.A72])/64);2)" office:value-type="float" office:value="0.402454838991936" calcext:value-type="float">
            <text:p>0.402454838991936</text:p>
          </table:table-cell>
          <table:table-cell table:formula="of:=[.B72]*SIN((32-[.A72])/64*2*PI()*[.$C$56])/((32-[.A72])/64*2*PI()*[.$C$56])" office:value-type="float" office:value="0.0402596286734245" calcext:value-type="float">
            <text:p>0.040259628673425</text:p>
          </table:table-cell>
          <table:table-cell table:formula="of:=[.C72]/[.$B$124]" office:value-type="float" office:value="0.00125807408122948" calcext:value-type="float">
            <text:p>0.001258074081229</text:p>
          </table:table-cell>
          <table:table-cell table:formula="of:=[.D72]*2^16" office:value-type="float" office:value="82.4491429874551" calcext:value-type="float">
            <text:p>82.4491429874551</text:p>
          </table:table-cell>
          <table:table-cell table:formula="of:=DEC2HEX([.E72];3)" office:value-type="string" office:string-value="052" calcext:value-type="string">
            <text:p>052</text:p>
          </table:table-cell>
          <table:table-cell table:formula="of:=HEX2DEC([.F72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SIN((PI()*[.A73])/64);2)" office:value-type="float" office:value="0.45099142983522" calcext:value-type="float">
            <text:p>0.45099142983522</text:p>
          </table:table-cell>
          <table:table-cell table:formula="of:=[.B73]*SIN((32-[.A73])/64*2*PI()*[.$C$56])/((32-[.A73])/64*2*PI()*[.$C$56])" office:value-type="float" office:value="0.0258522973561529" calcext:value-type="float">
            <text:p>0.025852297356153</text:p>
          </table:table-cell>
          <table:table-cell table:formula="of:=[.C73]/[.$B$124]" office:value-type="float" office:value="0.000807859046784568" calcext:value-type="float">
            <text:p>0.000807859046785</text:p>
          </table:table-cell>
          <table:table-cell table:formula="of:=[.D73]*2^16" office:value-type="float" office:value="52.9438504900734" calcext:value-type="float">
            <text:p>52.9438504900734</text:p>
          </table:table-cell>
          <table:table-cell table:formula="of:=DEC2HEX([.E73];3)" office:value-type="string" office:string-value="034" calcext:value-type="string">
            <text:p>034</text:p>
          </table:table-cell>
          <table:table-cell table:formula="of:=HEX2DEC([.F73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SIN((PI()*[.A74])/64);2)" office:value-type="float" office:value="0.5" calcext:value-type="float">
            <text:p>0.5</text:p>
          </table:table-cell>
          <table:table-cell table:formula="of:=[.B74]*SIN((32-[.A74])/64*2*PI()*[.$C$56])/((32-[.A74])/64*2*PI()*[.$C$56])" office:value-type="float" office:value="-1.94908591625969E-017" calcext:value-type="float">
            <text:p>-1.94908591625969E-17</text:p>
          </table:table-cell>
          <table:table-cell table:formula="of:=[.C74]/[.$B$124]" office:value-type="float" office:value="-6.09070315383797E-019" calcext:value-type="float">
            <text:p>-6.09070315383797E-19</text:p>
          </table:table-cell>
          <table:table-cell table:formula="of:=[.D74]*2^16" office:value-type="float" office:value="-0.0000000000000399160321889925" calcext:value-type="float">
            <text:p>-3.99160321889925E-14</text:p>
          </table:table-cell>
          <table:table-cell table:formula="of:=DEC2HEX([.E74];3)" office:value-type="string" office:string-value="FFFFFFFFFF" calcext:value-type="string">
            <text:p>FFFFFFFFFF</text:p>
          </table:table-cell>
          <table:table-cell table:formula="of:=HEX2DEC([.F74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SIN((PI()*[.A75])/64);2)" office:value-type="float" office:value="0.54900857016478" calcext:value-type="float">
            <text:p>0.54900857016478</text:p>
          </table:table-cell>
          <table:table-cell table:formula="of:=[.B75]*SIN((32-[.A75])/64*2*PI()*[.$C$56])/((32-[.A75])/64*2*PI()*[.$C$56])" office:value-type="float" office:value="-0.0356670868899889" calcext:value-type="float">
            <text:p>-0.035667086889989</text:p>
          </table:table-cell>
          <table:table-cell table:formula="of:=[.C75]/[.$B$124]" office:value-type="float" office:value="-0.00111456163526105" calcext:value-type="float">
            <text:p>-0.001114561635261</text:p>
          </table:table-cell>
          <table:table-cell table:formula="of:=[.D75]*2^16" office:value-type="float" office:value="-73.0439113284683" calcext:value-type="float">
            <text:p>-73.0439113284683</text:p>
          </table:table-cell>
          <table:table-cell table:formula="of:=DEC2HEX([.E75];3)" office:value-type="string" office:string-value="FFFFFFFFB6" calcext:value-type="string">
            <text:p>FFFFFFFFB6</text:p>
          </table:table-cell>
          <table:table-cell table:formula="of:=HEX2DEC([.F75])" office:value-type="float" office:value="-74" calcext:value-type="float">
            <text:p>-7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SIN((PI()*[.A76])/64);2)" office:value-type="float" office:value="0.597545161008064" calcext:value-type="float">
            <text:p>0.597545161008064</text:p>
          </table:table-cell>
          <table:table-cell table:formula="of:=[.B76]*SIN((32-[.A76])/64*2*PI()*[.$C$56])/((32-[.A76])/64*2*PI()*[.$C$56])" office:value-type="float" office:value="-0.0768542368708979" calcext:value-type="float">
            <text:p>-0.076854236870898</text:p>
          </table:table-cell>
          <table:table-cell table:formula="of:=[.C76]/[.$B$124]" office:value-type="float" office:value="-0.0024016198515952" calcext:value-type="float">
            <text:p>-0.002401619851595</text:p>
          </table:table-cell>
          <table:table-cell table:formula="of:=[.D76]*2^16" office:value-type="float" office:value="-157.392558594143" calcext:value-type="float">
            <text:p>-157.392558594143</text:p>
          </table:table-cell>
          <table:table-cell table:formula="of:=DEC2HEX([.E76];3)" office:value-type="string" office:string-value="FFFFFFFF62" calcext:value-type="string">
            <text:p>FFFFFFFF62</text:p>
          </table:table-cell>
          <table:table-cell table:formula="of:=HEX2DEC([.F76])" office:value-type="float" office:value="-158" calcext:value-type="float">
            <text:p>-15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SIN((PI()*[.A77])/64);2)" office:value-type="float" office:value="0.645142338627231" calcext:value-type="float">
            <text:p>0.645142338627231</text:p>
          </table:table-cell>
          <table:table-cell table:formula="of:=[.B77]*SIN((32-[.A77])/64*2*PI()*[.$C$56])/((32-[.A77])/64*2*PI()*[.$C$56])" office:value-type="float" office:value="-0.11675289338122" calcext:value-type="float">
            <text:p>-0.11675289338122</text:p>
          </table:table-cell>
          <table:table-cell table:formula="of:=[.C77]/[.$B$124]" office:value-type="float" office:value="-0.00364841390522859" calcext:value-type="float">
            <text:p>-0.003648413905229</text:p>
          </table:table-cell>
          <table:table-cell table:formula="of:=[.D77]*2^16" office:value-type="float" office:value="-239.102453693061" calcext:value-type="float">
            <text:p>-239.102453693061</text:p>
          </table:table-cell>
          <table:table-cell table:formula="of:=DEC2HEX([.E77];3)" office:value-type="string" office:string-value="FFFFFFFF10" calcext:value-type="string">
            <text:p>FFFFFFFF10</text:p>
          </table:table-cell>
          <table:table-cell table:formula="of:=HEX2DEC([.F77])" office:value-type="float" office:value="-240" calcext:value-type="float">
            <text:p>-24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SIN((PI()*[.A78])/64);2)" office:value-type="float" office:value="0.691341716182545" calcext:value-type="float">
            <text:p>0.691341716182545</text:p>
          </table:table-cell>
          <table:table-cell table:formula="of:=[.B78]*SIN((32-[.A78])/64*2*PI()*[.$C$56])/((32-[.A78])/64*2*PI()*[.$C$56])" office:value-type="float" office:value="-0.146707268661448" calcext:value-type="float">
            <text:p>-0.146707268661448</text:p>
          </table:table-cell>
          <table:table-cell table:formula="of:=[.C78]/[.$B$124]" office:value-type="float" office:value="-0.00458445888133022" calcext:value-type="float">
            <text:p>-0.00458445888133</text:p>
          </table:table-cell>
          <table:table-cell table:formula="of:=[.D78]*2^16" office:value-type="float" office:value="-300.447097246857" calcext:value-type="float">
            <text:p>-300.447097246857</text:p>
          </table:table-cell>
          <table:table-cell table:formula="of:=DEC2HEX([.E78];3)" office:value-type="string" office:string-value="FFFFFFFED3" calcext:value-type="string">
            <text:p>FFFFFFFED3</text:p>
          </table:table-cell>
          <table:table-cell table:formula="of:=HEX2DEC([.F78])" office:value-type="float" office:value="-301" calcext:value-type="float">
            <text:p>-3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SIN((PI()*[.A79])/64);2)" office:value-type="float" office:value="0.735698368412999" calcext:value-type="float">
            <text:p>0.735698368412999</text:p>
          </table:table-cell>
          <table:table-cell table:formula="of:=[.B79]*SIN((32-[.A79])/64*2*PI()*[.$C$56])/((32-[.A79])/64*2*PI()*[.$C$56])" office:value-type="float" office:value="-0.157348485798825" calcext:value-type="float">
            <text:p>-0.157348485798825</text:p>
          </table:table-cell>
          <table:table-cell table:formula="of:=[.C79]/[.$B$124]" office:value-type="float" office:value="-0.00491698652538437" calcext:value-type="float">
            <text:p>-0.004916986525384</text:p>
          </table:table-cell>
          <table:table-cell table:formula="of:=[.D79]*2^16" office:value-type="float" office:value="-322.23962892759" calcext:value-type="float">
            <text:p>-322.23962892759</text:p>
          </table:table-cell>
          <table:table-cell table:formula="of:=DEC2HEX([.E79];3)" office:value-type="string" office:string-value="FFFFFFFEBD" calcext:value-type="string">
            <text:p>FFFFFFFEBD</text:p>
          </table:table-cell>
          <table:table-cell table:formula="of:=HEX2DEC([.F79])" office:value-type="float" office:value="-323" calcext:value-type="float">
            <text:p>-32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SIN((PI()*[.A80])/64);2)" office:value-type="float" office:value="0.777785116509801" calcext:value-type="float">
            <text:p>0.777785116509801</text:p>
          </table:table-cell>
          <table:table-cell table:formula="of:=[.B80]*SIN((32-[.A80])/64*2*PI()*[.$C$56])/((32-[.A80])/64*2*PI()*[.$C$56])" office:value-type="float" office:value="-0.140050526171586" calcext:value-type="float">
            <text:p>-0.140050526171586</text:p>
          </table:table-cell>
          <table:table-cell table:formula="of:=[.C80]/[.$B$124]" office:value-type="float" office:value="-0.00437644217904396" calcext:value-type="float">
            <text:p>-0.004376442179044</text:p>
          </table:table-cell>
          <table:table-cell table:formula="of:=[.D80]*2^16" office:value-type="float" office:value="-286.814514645825" calcext:value-type="float">
            <text:p>-286.814514645825</text:p>
          </table:table-cell>
          <table:table-cell table:formula="of:=DEC2HEX([.E80];3)" office:value-type="string" office:string-value="FFFFFFFEE1" calcext:value-type="string">
            <text:p>FFFFFFFEE1</text:p>
          </table:table-cell>
          <table:table-cell table:formula="of:=HEX2DEC([.F80])" office:value-type="float" office:value="-287" calcext:value-type="float">
            <text:p>-28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SIN((PI()*[.A81])/64);2)" office:value-type="float" office:value="0.817196642081823" calcext:value-type="float">
            <text:p>0.817196642081823</text:p>
          </table:table-cell>
          <table:table-cell table:formula="of:=[.B81]*SIN((32-[.A81])/64*2*PI()*[.$C$56])/((32-[.A81])/64*2*PI()*[.$C$56])" office:value-type="float" office:value="-0.0884838149569361" calcext:value-type="float">
            <text:p>-0.088483814956936</text:p>
          </table:table-cell>
          <table:table-cell table:formula="of:=[.C81]/[.$B$124]" office:value-type="float" office:value="-0.00276503281012894" calcext:value-type="float">
            <text:p>-0.002765032810129</text:p>
          </table:table-cell>
          <table:table-cell table:formula="of:=[.D81]*2^16" office:value-type="float" office:value="-181.20919024461" calcext:value-type="float">
            <text:p>-181.20919024461</text:p>
          </table:table-cell>
          <table:table-cell table:formula="of:=DEC2HEX([.E81];3)" office:value-type="string" office:string-value="FFFFFFFF4A" calcext:value-type="string">
            <text:p>FFFFFFFF4A</text:p>
          </table:table-cell>
          <table:table-cell table:formula="of:=HEX2DEC([.F81])" office:value-type="float" office:value="-182" calcext:value-type="float">
            <text:p>-18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SIN((PI()*[.A82])/64);2)" office:value-type="float" office:value="0.853553390593274" calcext:value-type="float">
            <text:p>0.853553390593274</text:p>
          </table:table-cell>
          <table:table-cell table:formula="of:=[.B82]*SIN((32-[.A82])/64*2*PI()*[.$C$56])/((32-[.A82])/64*2*PI()*[.$C$56])" office:value-type="float" office:value="3.32729778476211E-017" calcext:value-type="float">
            <text:p>3.32729778476211E-17</text:p>
          </table:table-cell>
          <table:table-cell table:formula="of:=[.C82]/[.$B$124]" office:value-type="float" office:value="1.03974806561111E-018" calcext:value-type="float">
            <text:p>1.03974806561111E-18</text:p>
          </table:table-cell>
          <table:table-cell table:formula="of:=[.D82]*2^16" office:value-type="float" office:value="0.0000000000000681409292278896" calcext:value-type="float">
            <text:p>6.81409292278896E-14</text:p>
          </table:table-cell>
          <table:table-cell table:formula="of:=DEC2HEX([.E82];3)" office:value-type="string" office:string-value="000" calcext:value-type="string">
            <text:p>000</text:p>
          </table:table-cell>
          <table:table-cell table:formula="of:=HEX2DEC([.F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SIN((PI()*[.A83])/64);2)" office:value-type="float" office:value="0.886505226681368" calcext:value-type="float">
            <text:p>0.886505226681368</text:p>
          </table:table-cell>
          <table:table-cell table:formula="of:=[.B83]*SIN((32-[.A83])/64*2*PI()*[.$C$56])/((32-[.A83])/64*2*PI()*[.$C$56])" office:value-type="float" office:value="0.123413604086038" calcext:value-type="float">
            <text:p>0.123413604086038</text:p>
          </table:table-cell>
          <table:table-cell table:formula="of:=[.C83]/[.$B$124]" office:value-type="float" office:value="0.0038565546103571" calcext:value-type="float">
            <text:p>0.003856554610357</text:p>
          </table:table-cell>
          <table:table-cell table:formula="of:=[.D83]*2^16" office:value-type="float" office:value="252.743162944363" calcext:value-type="float">
            <text:p>252.743162944363</text:p>
          </table:table-cell>
          <table:table-cell table:formula="of:=DEC2HEX([.E83];3)" office:value-type="string" office:string-value="0FC" calcext:value-type="string">
            <text:p>0FC</text:p>
          </table:table-cell>
          <table:table-cell table:formula="of:=HEX2DEC([.F83]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SIN((PI()*[.A84])/64);2)" office:value-type="float" office:value="0.915734806151273" calcext:value-type="float">
            <text:p>0.915734806151273</text:p>
          </table:table-cell>
          <table:table-cell table:formula="of:=[.B84]*SIN((32-[.A84])/64*2*PI()*[.$C$56])/((32-[.A84])/64*2*PI()*[.$C$56])" office:value-type="float" office:value="0.274816995750318" calcext:value-type="float">
            <text:p>0.274816995750318</text:p>
          </table:table-cell>
          <table:table-cell table:formula="of:=[.C84]/[.$B$124]" office:value-type="float" office:value="0.00858776274961153" calcext:value-type="float">
            <text:p>0.008587762749612</text:p>
          </table:table-cell>
          <table:table-cell table:formula="of:=[.D84]*2^16" office:value-type="float" office:value="562.807619558541" calcext:value-type="float">
            <text:p>562.807619558541</text:p>
          </table:table-cell>
          <table:table-cell table:formula="of:=DEC2HEX([.E84];3)" office:value-type="string" office:string-value="232" calcext:value-type="string">
            <text:p>232</text:p>
          </table:table-cell>
          <table:table-cell table:formula="of:=HEX2DEC([.F84])"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SIN((PI()*[.A85])/64);2)" office:value-type="float" office:value="0.940960632174178" calcext:value-type="float">
            <text:p>0.940960632174178</text:p>
          </table:table-cell>
          <table:table-cell table:formula="of:=[.B85]*SIN((32-[.A85])/64*2*PI()*[.$C$56])/((32-[.A85])/64*2*PI()*[.$C$56])" office:value-type="float" office:value="0.442748307535667" calcext:value-type="float">
            <text:p>0.442748307535667</text:p>
          </table:table-cell>
          <table:table-cell table:formula="of:=[.C85]/[.$B$124]" office:value-type="float" office:value="0.0138354522526067" calcext:value-type="float">
            <text:p>0.013835452252607</text:p>
          </table:table-cell>
          <table:table-cell table:formula="of:=[.D85]*2^16" office:value-type="float" office:value="906.720198826833" calcext:value-type="float">
            <text:p>906.720198826833</text:p>
          </table:table-cell>
          <table:table-cell table:formula="of:=DEC2HEX([.E85];3)" office:value-type="string" office:string-value="38A" calcext:value-type="string">
            <text:p>38A</text:p>
          </table:table-cell>
          <table:table-cell table:formula="of:=HEX2DEC([.F85])"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SIN((PI()*[.A86])/64);2)" office:value-type="float" office:value="0.961939766255643" calcext:value-type="float">
            <text:p>0.961939766255643</text:p>
          </table:table-cell>
          <table:table-cell table:formula="of:=[.B86]*SIN((32-[.A86])/64*2*PI()*[.$C$56])/((32-[.A86])/64*2*PI()*[.$C$56])" office:value-type="float" office:value="0.612389875024992" calcext:value-type="float">
            <text:p>0.612389875024992</text:p>
          </table:table-cell>
          <table:table-cell table:formula="of:=[.C86]/[.$B$124]" office:value-type="float" office:value="0.0191365855762317" calcext:value-type="float">
            <text:p>0.019136585576232</text:p>
          </table:table-cell>
          <table:table-cell table:formula="of:=[.D86]*2^16" office:value-type="float" office:value="1254.13527232392" calcext:value-type="float">
            <text:p>1254.13527232392</text:p>
          </table:table-cell>
          <table:table-cell table:formula="of:=DEC2HEX([.E86];3)" office:value-type="string" office:string-value="4E6" calcext:value-type="string">
            <text:p>4E6</text:p>
          </table:table-cell>
          <table:table-cell table:formula="of:=HEX2DEC([.F86])"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SIN((PI()*[.A87])/64);2)" office:value-type="float" office:value="0.978470167866104" calcext:value-type="float">
            <text:p>0.978470167866104</text:p>
          </table:table-cell>
          <table:table-cell table:formula="of:=[.B87]*SIN((32-[.A87])/64*2*PI()*[.$C$56])/((32-[.A87])/64*2*PI()*[.$C$56])" office:value-type="float" office:value="0.767329322793367" calcext:value-type="float">
            <text:p>0.767329322793367</text:p>
          </table:table-cell>
          <table:table-cell table:formula="of:=[.C87]/[.$B$124]" office:value-type="float" office:value="0.0239782920156672" calcext:value-type="float">
            <text:p>0.023978292015667</text:p>
          </table:table-cell>
          <table:table-cell table:formula="of:=[.D87]*2^16" office:value-type="float" office:value="1571.44134553877" calcext:value-type="float">
            <text:p>1571.44134553877</text:p>
          </table:table-cell>
          <table:table-cell table:formula="of:=DEC2HEX([.E87];3)" office:value-type="string" office:string-value="623" calcext:value-type="string">
            <text:p>623</text:p>
          </table:table-cell>
          <table:table-cell table:formula="of:=HEX2DEC([.F87])"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SIN((PI()*[.A88])/64);2)" office:value-type="float" office:value="0.990392640201615" calcext:value-type="float">
            <text:p>0.990392640201615</text:p>
          </table:table-cell>
          <table:table-cell table:formula="of:=[.B88]*SIN((32-[.A88])/64*2*PI()*[.$C$56])/((32-[.A88])/64*2*PI()*[.$C$56])" office:value-type="float" office:value="0.891666653375428" calcext:value-type="float">
            <text:p>0.891666653375428</text:p>
          </table:table-cell>
          <table:table-cell table:formula="of:=[.C88]/[.$B$124]" office:value-type="float" office:value="0.0278637121769766" calcext:value-type="float">
            <text:p>0.027863712176977</text:p>
          </table:table-cell>
          <table:table-cell table:formula="of:=[.D88]*2^16" office:value-type="float" office:value="1826.07624123034" calcext:value-type="float">
            <text:p>1826.07624123034</text:p>
          </table:table-cell>
          <table:table-cell table:formula="of:=DEC2HEX([.E88];3)" office:value-type="string" office:string-value="722" calcext:value-type="string">
            <text:p>722</text:p>
          </table:table-cell>
          <table:table-cell table:formula="of:=HEX2DEC([.F88])"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SIN((PI()*[.A89])/64);2)" office:value-type="float" office:value="0.997592363336099" calcext:value-type="float">
            <text:p>0.997592363336099</text:p>
          </table:table-cell>
          <table:table-cell table:formula="of:=[.B89]*SIN((32-[.A89])/64*2*PI()*[.$C$56])/((32-[.A89])/64*2*PI()*[.$C$56])" office:value-type="float" office:value="0.972149127650736" calcext:value-type="float">
            <text:p>0.972149127650736</text:p>
          </table:table-cell>
          <table:table-cell table:formula="of:=[.C89]/[.$B$124]" office:value-type="float" office:value="0.0303787109043698" calcext:value-type="float">
            <text:p>0.03037871090437</text:p>
          </table:table-cell>
          <table:table-cell table:formula="of:=[.D89]*2^16" office:value-type="float" office:value="1990.89919782878" calcext:value-type="float">
            <text:p>1990.89919782878</text:p>
          </table:table-cell>
          <table:table-cell table:formula="of:=DEC2HEX([.E89];3)" office:value-type="string" office:string-value="7C6" calcext:value-type="string">
            <text:p>7C6</text:p>
          </table:table-cell>
          <table:table-cell table:formula="of:=HEX2DEC([.F89])"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SIN((PI()*[.A90])/64);2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C90]/[.$B$124]" office:value-type="float" office:value="0.0312490234680166" calcext:value-type="float">
            <text:p>0.031249023468017</text:p>
          </table:table-cell>
          <table:table-cell table:formula="of:=[.D90]*2^16" office:value-type="float" office:value="2047.93600199994" calcext:value-type="float">
            <text:p>2047.93600199994</text:p>
          </table:table-cell>
          <table:table-cell table:formula="of:=DEC2HEX([.E90];3)" office:value-type="string" office:string-value="7FF" calcext:value-type="string">
            <text:p>7FF</text:p>
          </table:table-cell>
          <table:table-cell table:formula="of:=HEX2DEC([.F90])" office:value-type="float" office:value="2047" calcext:value-type="float">
            <text:p>204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SIN((PI()*[.A91])/64);2)" office:value-type="float" office:value="0.997592363336099" calcext:value-type="float">
            <text:p>0.997592363336099</text:p>
          </table:table-cell>
          <table:table-cell table:formula="of:=[.B91]*SIN((32-[.A91])/64*2*PI()*[.$C$56])/((32-[.A91])/64*2*PI()*[.$C$56])" office:value-type="float" office:value="0.972149127650736" calcext:value-type="float">
            <text:p>0.972149127650736</text:p>
          </table:table-cell>
          <table:table-cell table:formula="of:=[.C91]/[.$B$124]" office:value-type="float" office:value="0.0303787109043698" calcext:value-type="float">
            <text:p>0.03037871090437</text:p>
          </table:table-cell>
          <table:table-cell table:formula="of:=[.D91]*2^16" office:value-type="float" office:value="1990.89919782878" calcext:value-type="float">
            <text:p>1990.89919782878</text:p>
          </table:table-cell>
          <table:table-cell table:formula="of:=DEC2HEX([.E91];3)" office:value-type="string" office:string-value="7C6" calcext:value-type="string">
            <text:p>7C6</text:p>
          </table:table-cell>
          <table:table-cell table:formula="of:=HEX2DEC([.F91])"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SIN((PI()*[.A92])/64);2)" office:value-type="float" office:value="0.990392640201615" calcext:value-type="float">
            <text:p>0.990392640201615</text:p>
          </table:table-cell>
          <table:table-cell table:formula="of:=[.B92]*SIN((32-[.A92])/64*2*PI()*[.$C$56])/((32-[.A92])/64*2*PI()*[.$C$56])" office:value-type="float" office:value="0.891666653375428" calcext:value-type="float">
            <text:p>0.891666653375428</text:p>
          </table:table-cell>
          <table:table-cell table:formula="of:=[.C92]/[.$B$124]" office:value-type="float" office:value="0.0278637121769766" calcext:value-type="float">
            <text:p>0.027863712176977</text:p>
          </table:table-cell>
          <table:table-cell table:formula="of:=[.D92]*2^16" office:value-type="float" office:value="1826.07624123034" calcext:value-type="float">
            <text:p>1826.07624123034</text:p>
          </table:table-cell>
          <table:table-cell table:formula="of:=DEC2HEX([.E92];3)" office:value-type="string" office:string-value="722" calcext:value-type="string">
            <text:p>722</text:p>
          </table:table-cell>
          <table:table-cell table:formula="of:=HEX2DEC([.F92])"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SIN((PI()*[.A93])/64);2)" office:value-type="float" office:value="0.978470167866104" calcext:value-type="float">
            <text:p>0.978470167866104</text:p>
          </table:table-cell>
          <table:table-cell table:formula="of:=[.B93]*SIN((32-[.A93])/64*2*PI()*[.$C$56])/((32-[.A93])/64*2*PI()*[.$C$56])" office:value-type="float" office:value="0.767329322793367" calcext:value-type="float">
            <text:p>0.767329322793367</text:p>
          </table:table-cell>
          <table:table-cell table:formula="of:=[.C93]/[.$B$124]" office:value-type="float" office:value="0.0239782920156672" calcext:value-type="float">
            <text:p>0.023978292015667</text:p>
          </table:table-cell>
          <table:table-cell table:formula="of:=[.D93]*2^16" office:value-type="float" office:value="1571.44134553877" calcext:value-type="float">
            <text:p>1571.44134553877</text:p>
          </table:table-cell>
          <table:table-cell table:formula="of:=DEC2HEX([.E93];3)" office:value-type="string" office:string-value="623" calcext:value-type="string">
            <text:p>623</text:p>
          </table:table-cell>
          <table:table-cell table:formula="of:=HEX2DEC([.F93])" office:value-type="float" office:value="1571" calcext:value-type="float">
            <text:p>157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SIN((PI()*[.A94])/64);2)" office:value-type="float" office:value="0.961939766255643" calcext:value-type="float">
            <text:p>0.961939766255643</text:p>
          </table:table-cell>
          <table:table-cell table:formula="of:=[.B94]*SIN((32-[.A94])/64*2*PI()*[.$C$56])/((32-[.A94])/64*2*PI()*[.$C$56])" office:value-type="float" office:value="0.612389875024992" calcext:value-type="float">
            <text:p>0.612389875024992</text:p>
          </table:table-cell>
          <table:table-cell table:formula="of:=[.C94]/[.$B$124]" office:value-type="float" office:value="0.0191365855762317" calcext:value-type="float">
            <text:p>0.019136585576232</text:p>
          </table:table-cell>
          <table:table-cell table:formula="of:=[.D94]*2^16" office:value-type="float" office:value="1254.13527232392" calcext:value-type="float">
            <text:p>1254.13527232392</text:p>
          </table:table-cell>
          <table:table-cell table:formula="of:=DEC2HEX([.E94];3)" office:value-type="string" office:string-value="4E6" calcext:value-type="string">
            <text:p>4E6</text:p>
          </table:table-cell>
          <table:table-cell table:formula="of:=HEX2DEC([.F94])"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SIN((PI()*[.A95])/64);2)" office:value-type="float" office:value="0.940960632174178" calcext:value-type="float">
            <text:p>0.940960632174178</text:p>
          </table:table-cell>
          <table:table-cell table:formula="of:=[.B95]*SIN((32-[.A95])/64*2*PI()*[.$C$56])/((32-[.A95])/64*2*PI()*[.$C$56])" office:value-type="float" office:value="0.442748307535667" calcext:value-type="float">
            <text:p>0.442748307535667</text:p>
          </table:table-cell>
          <table:table-cell table:formula="of:=[.C95]/[.$B$124]" office:value-type="float" office:value="0.0138354522526067" calcext:value-type="float">
            <text:p>0.013835452252607</text:p>
          </table:table-cell>
          <table:table-cell table:formula="of:=[.D95]*2^16" office:value-type="float" office:value="906.720198826833" calcext:value-type="float">
            <text:p>906.720198826833</text:p>
          </table:table-cell>
          <table:table-cell table:formula="of:=DEC2HEX([.E95];3)" office:value-type="string" office:string-value="38A" calcext:value-type="string">
            <text:p>38A</text:p>
          </table:table-cell>
          <table:table-cell table:formula="of:=HEX2DEC([.F95])"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SIN((PI()*[.A96])/64);2)" office:value-type="float" office:value="0.915734806151273" calcext:value-type="float">
            <text:p>0.915734806151273</text:p>
          </table:table-cell>
          <table:table-cell table:formula="of:=[.B96]*SIN((32-[.A96])/64*2*PI()*[.$C$56])/((32-[.A96])/64*2*PI()*[.$C$56])" office:value-type="float" office:value="0.274816995750318" calcext:value-type="float">
            <text:p>0.274816995750318</text:p>
          </table:table-cell>
          <table:table-cell table:formula="of:=[.C96]/[.$B$124]" office:value-type="float" office:value="0.00858776274961153" calcext:value-type="float">
            <text:p>0.008587762749612</text:p>
          </table:table-cell>
          <table:table-cell table:formula="of:=[.D96]*2^16" office:value-type="float" office:value="562.807619558541" calcext:value-type="float">
            <text:p>562.807619558541</text:p>
          </table:table-cell>
          <table:table-cell table:formula="of:=DEC2HEX([.E96];3)" office:value-type="string" office:string-value="232" calcext:value-type="string">
            <text:p>232</text:p>
          </table:table-cell>
          <table:table-cell table:formula="of:=HEX2DEC([.F96])"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SIN((PI()*[.A97])/64);2)" office:value-type="float" office:value="0.886505226681368" calcext:value-type="float">
            <text:p>0.886505226681368</text:p>
          </table:table-cell>
          <table:table-cell table:formula="of:=[.B97]*SIN((32-[.A97])/64*2*PI()*[.$C$56])/((32-[.A97])/64*2*PI()*[.$C$56])" office:value-type="float" office:value="0.123413604086038" calcext:value-type="float">
            <text:p>0.123413604086038</text:p>
          </table:table-cell>
          <table:table-cell table:formula="of:=[.C97]/[.$B$124]" office:value-type="float" office:value="0.0038565546103571" calcext:value-type="float">
            <text:p>0.003856554610357</text:p>
          </table:table-cell>
          <table:table-cell table:formula="of:=[.D97]*2^16" office:value-type="float" office:value="252.743162944363" calcext:value-type="float">
            <text:p>252.743162944363</text:p>
          </table:table-cell>
          <table:table-cell table:formula="of:=DEC2HEX([.E97];3)" office:value-type="string" office:string-value="0FC" calcext:value-type="string">
            <text:p>0FC</text:p>
          </table:table-cell>
          <table:table-cell table:formula="of:=HEX2DEC([.F97])"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SIN((PI()*[.A98])/64);2)" office:value-type="float" office:value="0.853553390593274" calcext:value-type="float">
            <text:p>0.853553390593274</text:p>
          </table:table-cell>
          <table:table-cell table:formula="of:=[.B98]*SIN((32-[.A98])/64*2*PI()*[.$C$56])/((32-[.A98])/64*2*PI()*[.$C$56])" office:value-type="float" office:value="3.32729778476211E-017" calcext:value-type="float">
            <text:p>3.32729778476211E-17</text:p>
          </table:table-cell>
          <table:table-cell table:formula="of:=[.C98]/[.$B$124]" office:value-type="float" office:value="1.03974806561111E-018" calcext:value-type="float">
            <text:p>1.03974806561111E-18</text:p>
          </table:table-cell>
          <table:table-cell table:formula="of:=[.D98]*2^16" office:value-type="float" office:value="0.0000000000000681409292278896" calcext:value-type="float">
            <text:p>6.81409292278896E-14</text:p>
          </table:table-cell>
          <table:table-cell table:formula="of:=DEC2HEX([.E98];3)" office:value-type="string" office:string-value="000" calcext:value-type="string">
            <text:p>000</text:p>
          </table:table-cell>
          <table:table-cell table:formula="of:=HEX2DEC([.F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SIN((PI()*[.A99])/64);2)" office:value-type="float" office:value="0.817196642081823" calcext:value-type="float">
            <text:p>0.817196642081823</text:p>
          </table:table-cell>
          <table:table-cell table:formula="of:=[.B99]*SIN((32-[.A99])/64*2*PI()*[.$C$56])/((32-[.A99])/64*2*PI()*[.$C$56])" office:value-type="float" office:value="-0.0884838149569361" calcext:value-type="float">
            <text:p>-0.088483814956936</text:p>
          </table:table-cell>
          <table:table-cell table:formula="of:=[.C99]/[.$B$124]" office:value-type="float" office:value="-0.00276503281012894" calcext:value-type="float">
            <text:p>-0.002765032810129</text:p>
          </table:table-cell>
          <table:table-cell table:formula="of:=[.D99]*2^16" office:value-type="float" office:value="-181.20919024461" calcext:value-type="float">
            <text:p>-181.20919024461</text:p>
          </table:table-cell>
          <table:table-cell table:formula="of:=DEC2HEX([.E99];3)" office:value-type="string" office:string-value="FFFFFFFF4A" calcext:value-type="string">
            <text:p>FFFFFFFF4A</text:p>
          </table:table-cell>
          <table:table-cell table:formula="of:=HEX2DEC([.F99])" office:value-type="float" office:value="-182" calcext:value-type="float">
            <text:p>-18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SIN((PI()*[.A100])/64);2)" office:value-type="float" office:value="0.777785116509801" calcext:value-type="float">
            <text:p>0.777785116509801</text:p>
          </table:table-cell>
          <table:table-cell table:formula="of:=[.B100]*SIN((32-[.A100])/64*2*PI()*[.$C$56])/((32-[.A100])/64*2*PI()*[.$C$56])" office:value-type="float" office:value="-0.140050526171586" calcext:value-type="float">
            <text:p>-0.140050526171586</text:p>
          </table:table-cell>
          <table:table-cell table:formula="of:=[.C100]/[.$B$124]" office:value-type="float" office:value="-0.00437644217904397" calcext:value-type="float">
            <text:p>-0.004376442179044</text:p>
          </table:table-cell>
          <table:table-cell table:formula="of:=[.D100]*2^16" office:value-type="float" office:value="-286.814514645825" calcext:value-type="float">
            <text:p>-286.814514645825</text:p>
          </table:table-cell>
          <table:table-cell table:formula="of:=DEC2HEX([.E100];3)" office:value-type="string" office:string-value="FFFFFFFEE1" calcext:value-type="string">
            <text:p>FFFFFFFEE1</text:p>
          </table:table-cell>
          <table:table-cell table:formula="of:=HEX2DEC([.F100])" office:value-type="float" office:value="-287" calcext:value-type="float">
            <text:p>-28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SIN((PI()*[.A101])/64);2)" office:value-type="float" office:value="0.735698368412999" calcext:value-type="float">
            <text:p>0.735698368412999</text:p>
          </table:table-cell>
          <table:table-cell table:formula="of:=[.B101]*SIN((32-[.A101])/64*2*PI()*[.$C$56])/((32-[.A101])/64*2*PI()*[.$C$56])" office:value-type="float" office:value="-0.157348485798825" calcext:value-type="float">
            <text:p>-0.157348485798825</text:p>
          </table:table-cell>
          <table:table-cell table:formula="of:=[.C101]/[.$B$124]" office:value-type="float" office:value="-0.00491698652538437" calcext:value-type="float">
            <text:p>-0.004916986525384</text:p>
          </table:table-cell>
          <table:table-cell table:formula="of:=[.D101]*2^16" office:value-type="float" office:value="-322.23962892759" calcext:value-type="float">
            <text:p>-322.23962892759</text:p>
          </table:table-cell>
          <table:table-cell table:formula="of:=DEC2HEX([.E101];3)" office:value-type="string" office:string-value="FFFFFFFEBD" calcext:value-type="string">
            <text:p>FFFFFFFEBD</text:p>
          </table:table-cell>
          <table:table-cell table:formula="of:=HEX2DEC([.F101])" office:value-type="float" office:value="-323" calcext:value-type="float">
            <text:p>-32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SIN((PI()*[.A102])/64);2)" office:value-type="float" office:value="0.691341716182545" calcext:value-type="float">
            <text:p>0.691341716182545</text:p>
          </table:table-cell>
          <table:table-cell table:formula="of:=[.B102]*SIN((32-[.A102])/64*2*PI()*[.$C$56])/((32-[.A102])/64*2*PI()*[.$C$56])" office:value-type="float" office:value="-0.146707268661448" calcext:value-type="float">
            <text:p>-0.146707268661448</text:p>
          </table:table-cell>
          <table:table-cell table:formula="of:=[.C102]/[.$B$124]" office:value-type="float" office:value="-0.00458445888133022" calcext:value-type="float">
            <text:p>-0.00458445888133</text:p>
          </table:table-cell>
          <table:table-cell table:formula="of:=[.D102]*2^16" office:value-type="float" office:value="-300.447097246857" calcext:value-type="float">
            <text:p>-300.447097246857</text:p>
          </table:table-cell>
          <table:table-cell table:formula="of:=DEC2HEX([.E102];3)" office:value-type="string" office:string-value="FFFFFFFED3" calcext:value-type="string">
            <text:p>FFFFFFFED3</text:p>
          </table:table-cell>
          <table:table-cell table:formula="of:=HEX2DEC([.F102])" office:value-type="float" office:value="-301" calcext:value-type="float">
            <text:p>-30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SIN((PI()*[.A103])/64);2)" office:value-type="float" office:value="0.645142338627231" calcext:value-type="float">
            <text:p>0.645142338627231</text:p>
          </table:table-cell>
          <table:table-cell table:formula="of:=[.B103]*SIN((32-[.A103])/64*2*PI()*[.$C$56])/((32-[.A103])/64*2*PI()*[.$C$56])" office:value-type="float" office:value="-0.11675289338122" calcext:value-type="float">
            <text:p>-0.11675289338122</text:p>
          </table:table-cell>
          <table:table-cell table:formula="of:=[.C103]/[.$B$124]" office:value-type="float" office:value="-0.00364841390522859" calcext:value-type="float">
            <text:p>-0.003648413905229</text:p>
          </table:table-cell>
          <table:table-cell table:formula="of:=[.D103]*2^16" office:value-type="float" office:value="-239.102453693061" calcext:value-type="float">
            <text:p>-239.102453693061</text:p>
          </table:table-cell>
          <table:table-cell table:formula="of:=DEC2HEX([.E103];3)" office:value-type="string" office:string-value="FFFFFFFF10" calcext:value-type="string">
            <text:p>FFFFFFFF10</text:p>
          </table:table-cell>
          <table:table-cell table:formula="of:=HEX2DEC([.F103])" office:value-type="float" office:value="-240" calcext:value-type="float">
            <text:p>-24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SIN((PI()*[.A104])/64);2)" office:value-type="float" office:value="0.597545161008064" calcext:value-type="float">
            <text:p>0.597545161008064</text:p>
          </table:table-cell>
          <table:table-cell table:formula="of:=[.B104]*SIN((32-[.A104])/64*2*PI()*[.$C$56])/((32-[.A104])/64*2*PI()*[.$C$56])" office:value-type="float" office:value="-0.0768542368708979" calcext:value-type="float">
            <text:p>-0.076854236870898</text:p>
          </table:table-cell>
          <table:table-cell table:formula="of:=[.C104]/[.$B$124]" office:value-type="float" office:value="-0.0024016198515952" calcext:value-type="float">
            <text:p>-0.002401619851595</text:p>
          </table:table-cell>
          <table:table-cell table:formula="of:=[.D104]*2^16" office:value-type="float" office:value="-157.392558594143" calcext:value-type="float">
            <text:p>-157.392558594143</text:p>
          </table:table-cell>
          <table:table-cell table:formula="of:=DEC2HEX([.E104];3)" office:value-type="string" office:string-value="FFFFFFFF62" calcext:value-type="string">
            <text:p>FFFFFFFF62</text:p>
          </table:table-cell>
          <table:table-cell table:formula="of:=HEX2DEC([.F104])" office:value-type="float" office:value="-158" calcext:value-type="float">
            <text:p>-15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SIN((PI()*[.A105])/64);2)" office:value-type="float" office:value="0.54900857016478" calcext:value-type="float">
            <text:p>0.54900857016478</text:p>
          </table:table-cell>
          <table:table-cell table:formula="of:=[.B105]*SIN((32-[.A105])/64*2*PI()*[.$C$56])/((32-[.A105])/64*2*PI()*[.$C$56])" office:value-type="float" office:value="-0.0356670868899889" calcext:value-type="float">
            <text:p>-0.035667086889989</text:p>
          </table:table-cell>
          <table:table-cell table:formula="of:=[.C105]/[.$B$124]" office:value-type="float" office:value="-0.00111456163526105" calcext:value-type="float">
            <text:p>-0.001114561635261</text:p>
          </table:table-cell>
          <table:table-cell table:formula="of:=[.D105]*2^16" office:value-type="float" office:value="-73.0439113284683" calcext:value-type="float">
            <text:p>-73.0439113284683</text:p>
          </table:table-cell>
          <table:table-cell table:formula="of:=DEC2HEX([.E105];3)" office:value-type="string" office:string-value="FFFFFFFFB6" calcext:value-type="string">
            <text:p>FFFFFFFFB6</text:p>
          </table:table-cell>
          <table:table-cell table:formula="of:=HEX2DEC([.F105])" office:value-type="float" office:value="-74" calcext:value-type="float">
            <text:p>-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SIN((PI()*[.A106])/64);2)" office:value-type="float" office:value="0.5" calcext:value-type="float">
            <text:p>0.5</text:p>
          </table:table-cell>
          <table:table-cell table:formula="of:=[.B106]*SIN((32-[.A106])/64*2*PI()*[.$C$56])/((32-[.A106])/64*2*PI()*[.$C$56])" office:value-type="float" office:value="-1.94908591625969E-017" calcext:value-type="float">
            <text:p>-1.94908591625969E-17</text:p>
          </table:table-cell>
          <table:table-cell table:formula="of:=[.C106]/[.$B$124]" office:value-type="float" office:value="-6.09070315383797E-019" calcext:value-type="float">
            <text:p>-6.09070315383797E-19</text:p>
          </table:table-cell>
          <table:table-cell table:formula="of:=[.D106]*2^16" office:value-type="float" office:value="-0.0000000000000399160321889925" calcext:value-type="float">
            <text:p>-3.99160321889925E-14</text:p>
          </table:table-cell>
          <table:table-cell table:formula="of:=DEC2HEX([.E106];3)" office:value-type="string" office:string-value="FFFFFFFFFF" calcext:value-type="string">
            <text:p>FFFFFFFFFF</text:p>
          </table:table-cell>
          <table:table-cell table:formula="of:=HEX2DEC([.F10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SIN((PI()*[.A107])/64);2)" office:value-type="float" office:value="0.45099142983522" calcext:value-type="float">
            <text:p>0.45099142983522</text:p>
          </table:table-cell>
          <table:table-cell table:formula="of:=[.B107]*SIN((32-[.A107])/64*2*PI()*[.$C$56])/((32-[.A107])/64*2*PI()*[.$C$56])" office:value-type="float" office:value="0.025852297356153" calcext:value-type="float">
            <text:p>0.025852297356153</text:p>
          </table:table-cell>
          <table:table-cell table:formula="of:=[.C107]/[.$B$124]" office:value-type="float" office:value="0.000807859046784568" calcext:value-type="float">
            <text:p>0.000807859046785</text:p>
          </table:table-cell>
          <table:table-cell table:formula="of:=[.D107]*2^16" office:value-type="float" office:value="52.9438504900735" calcext:value-type="float">
            <text:p>52.9438504900735</text:p>
          </table:table-cell>
          <table:table-cell table:formula="of:=DEC2HEX([.E107];3)" office:value-type="string" office:string-value="034" calcext:value-type="string">
            <text:p>034</text:p>
          </table:table-cell>
          <table:table-cell table:formula="of:=HEX2DEC([.F107]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SIN((PI()*[.A108])/64);2)" office:value-type="float" office:value="0.402454838991936" calcext:value-type="float">
            <text:p>0.402454838991936</text:p>
          </table:table-cell>
          <table:table-cell table:formula="of:=[.B108]*SIN((32-[.A108])/64*2*PI()*[.$C$56])/((32-[.A108])/64*2*PI()*[.$C$56])" office:value-type="float" office:value="0.0402596286734245" calcext:value-type="float">
            <text:p>0.040259628673425</text:p>
          </table:table-cell>
          <table:table-cell table:formula="of:=[.C108]/[.$B$124]" office:value-type="float" office:value="0.00125807408122948" calcext:value-type="float">
            <text:p>0.001258074081229</text:p>
          </table:table-cell>
          <table:table-cell table:formula="of:=[.D108]*2^16" office:value-type="float" office:value="82.4491429874551" calcext:value-type="float">
            <text:p>82.4491429874551</text:p>
          </table:table-cell>
          <table:table-cell table:formula="of:=DEC2HEX([.E108];3)" office:value-type="string" office:string-value="052" calcext:value-type="string">
            <text:p>052</text:p>
          </table:table-cell>
          <table:table-cell table:formula="of:=HEX2DEC([.F108])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POWER(SIN((PI()*[.A109])/64);2)" office:value-type="float" office:value="0.354857661372769" calcext:value-type="float">
            <text:p>0.354857661372769</text:p>
          </table:table-cell>
          <table:table-cell table:formula="of:=[.B109]*SIN((32-[.A109])/64*2*PI()*[.$C$56])/((32-[.A109])/64*2*PI()*[.$C$56])" office:value-type="float" office:value="0.0439395945670395" calcext:value-type="float">
            <text:p>0.04393959456704</text:p>
          </table:table-cell>
          <table:table-cell table:formula="of:=[.C109]/[.$B$124]" office:value-type="float" office:value="0.00137306942180055" calcext:value-type="float">
            <text:p>0.001373069421801</text:p>
          </table:table-cell>
          <table:table-cell table:formula="of:=[.D109]*2^16" office:value-type="float" office:value="89.985477627121" calcext:value-type="float">
            <text:p>89.985477627121</text:p>
          </table:table-cell>
          <table:table-cell table:formula="of:=DEC2HEX([.E109];3)" office:value-type="string" office:string-value="059" calcext:value-type="string">
            <text:p>059</text:p>
          </table:table-cell>
          <table:table-cell table:formula="of:=HEX2DEC([.F109])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POWER(SIN((PI()*[.A110])/64);2)" office:value-type="float" office:value="0.308658283817455" calcext:value-type="float">
            <text:p>0.308658283817455</text:p>
          </table:table-cell>
          <table:table-cell table:formula="of:=[.B110]*SIN((32-[.A110])/64*2*PI()*[.$C$56])/((32-[.A110])/64*2*PI()*[.$C$56])" office:value-type="float" office:value="0.0392995932766473" calcext:value-type="float">
            <text:p>0.039299593276647</text:p>
          </table:table-cell>
          <table:table-cell table:formula="of:=[.C110]/[.$B$124]" office:value-type="float" office:value="0.00122807391258546" calcext:value-type="float">
            <text:p>0.001228073912585</text:p>
          </table:table-cell>
          <table:table-cell table:formula="of:=[.D110]*2^16" office:value-type="float" office:value="80.4830519352007" calcext:value-type="float">
            <text:p>80.4830519352007</text:p>
          </table:table-cell>
          <table:table-cell table:formula="of:=DEC2HEX([.E110];3)" office:value-type="string" office:string-value="050" calcext:value-type="string">
            <text:p>050</text:p>
          </table:table-cell>
          <table:table-cell table:formula="of:=HEX2DEC([.F110]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POWER(SIN((PI()*[.A111])/64);2)" office:value-type="float" office:value="0.264301631587001" calcext:value-type="float">
            <text:p>0.264301631587001</text:p>
          </table:table-cell>
          <table:table-cell table:formula="of:=[.B111]*SIN((32-[.A111])/64*2*PI()*[.$C$56])/((32-[.A111])/64*2*PI()*[.$C$56])" office:value-type="float" office:value="0.029609836521073" calcext:value-type="float">
            <text:p>0.029609836521073</text:p>
          </table:table-cell>
          <table:table-cell table:formula="of:=[.C111]/[.$B$124]" office:value-type="float" office:value="0.000925278476331146" calcext:value-type="float">
            <text:p>0.000925278476331</text:p>
          </table:table-cell>
          <table:table-cell table:formula="of:=[.D111]*2^16" office:value-type="float" office:value="60.639050224838" calcext:value-type="float">
            <text:p>60.639050224838</text:p>
          </table:table-cell>
          <table:table-cell table:formula="of:=DEC2HEX([.E111];3)" office:value-type="string" office:string-value="03C" calcext:value-type="string">
            <text:p>03C</text:p>
          </table:table-cell>
          <table:table-cell table:formula="of:=HEX2DEC([.F111]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POWER(SIN((PI()*[.A112])/64);2)" office:value-type="float" office:value="0.222214883490199" calcext:value-type="float">
            <text:p>0.222214883490199</text:p>
          </table:table-cell>
          <table:table-cell table:formula="of:=[.B112]*SIN((32-[.A112])/64*2*PI()*[.$C$56])/((32-[.A112])/64*2*PI()*[.$C$56])" office:value-type="float" office:value="0.0181876077544706" calcext:value-type="float">
            <text:p>0.018187607754471</text:p>
          </table:table-cell>
          <table:table-cell table:formula="of:=[.C112]/[.$B$124]" office:value-type="float" office:value="0.000568344981546534" calcext:value-type="float">
            <text:p>0.000568344981547</text:p>
          </table:table-cell>
          <table:table-cell table:formula="of:=[.D112]*2^16" office:value-type="float" office:value="37.2470567106336" calcext:value-type="float">
            <text:p>37.2470567106336</text:p>
          </table:table-cell>
          <table:table-cell table:formula="of:=DEC2HEX([.E112];3)" office:value-type="string" office:string-value="025" calcext:value-type="string">
            <text:p>025</text:p>
          </table:table-cell>
          <table:table-cell table:formula="of:=HEX2DEC([.F112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POWER(SIN((PI()*[.A113])/64);2)" office:value-type="float" office:value="0.182803357918177" calcext:value-type="float">
            <text:p>0.182803357918177</text:p>
          </table:table-cell>
          <table:table-cell table:formula="of:=[.B113]*SIN((32-[.A113])/64*2*PI()*[.$C$56])/((32-[.A113])/64*2*PI()*[.$C$56])" office:value-type="float" office:value="0.00774526190400036" calcext:value-type="float">
            <text:p>0.007745261904</text:p>
          </table:table-cell>
          <table:table-cell table:formula="of:=[.C113]/[.$B$124]" office:value-type="float" office:value="0.000242031871004042" calcext:value-type="float">
            <text:p>0.000242031871004</text:p>
          </table:table-cell>
          <table:table-cell table:formula="of:=[.D113]*2^16" office:value-type="float" office:value="15.8618006981209" calcext:value-type="float">
            <text:p>15.8618006981209</text:p>
          </table:table-cell>
          <table:table-cell table:formula="of:=DEC2HEX([.E113];3)" office:value-type="string" office:string-value="00F" calcext:value-type="string">
            <text:p>00F</text:p>
          </table:table-cell>
          <table:table-cell table:formula="of:=HEX2DEC([.F113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POWER(SIN((PI()*[.A114])/64);2)" office:value-type="float" office:value="0.146446609406726" calcext:value-type="float">
            <text:p>0.146446609406726</text:p>
          </table:table-cell>
          <table:table-cell table:formula="of:=[.B114]*SIN((32-[.A114])/64*2*PI()*[.$C$56])/((32-[.A114])/64*2*PI()*[.$C$56])" office:value-type="float" office:value="5.70874047757268E-018" calcext:value-type="float">
            <text:p>5.70874047757268E-18</text:p>
          </table:table-cell>
          <table:table-cell table:formula="of:=[.C114]/[.$B$124]" office:value-type="float" office:value="1.78392565156485E-019" calcext:value-type="float">
            <text:p>1.78392565156485E-19</text:p>
          </table:table-cell>
          <table:table-cell table:formula="of:=[.D114]*2^16" office:value-type="float" office:value="0.0000000000000116911351500954" calcext:value-type="float">
            <text:p>1.16911351500954E-14</text:p>
          </table:table-cell>
          <table:table-cell table:formula="of:=DEC2HEX([.E114];3)" office:value-type="string" office:string-value="000" calcext:value-type="string">
            <text:p>000</text:p>
          </table:table-cell>
          <table:table-cell table:formula="of:=HEX2DEC([.F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POWER(SIN((PI()*[.A115])/64);2)" office:value-type="float" office:value="0.113494773318632" calcext:value-type="float">
            <text:p>0.113494773318632</text:p>
          </table:table-cell>
          <table:table-cell table:formula="of:=[.B115]*SIN((32-[.A115])/64*2*PI()*[.$C$56])/((32-[.A115])/64*2*PI()*[.$C$56])" office:value-type="float" office:value="-0.00442400519208679" calcext:value-type="float">
            <text:p>-0.004424005192087</text:p>
          </table:table-cell>
          <table:table-cell table:formula="of:=[.C115]/[.$B$124]" office:value-type="float" office:value="-0.000138245842070148" calcext:value-type="float">
            <text:p>-0.00013824584207</text:p>
          </table:table-cell>
          <table:table-cell table:formula="of:=[.D115]*2^16" office:value-type="float" office:value="-9.0600795059092" calcext:value-type="float">
            <text:p>-9.0600795059092</text:p>
          </table:table-cell>
          <table:table-cell table:formula="of:=DEC2HEX([.E115];3)" office:value-type="string" office:string-value="FFFFFFFFF6" calcext:value-type="string">
            <text:p>FFFFFFFFF6</text:p>
          </table:table-cell>
          <table:table-cell table:formula="of:=HEX2DEC([.F115])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POWER(SIN((PI()*[.A116])/64);2)" office:value-type="float" office:value="0.0842651938487274" calcext:value-type="float">
            <text:p>0.084265193848727</text:p>
          </table:table-cell>
          <table:table-cell table:formula="of:=[.B116]*SIN((32-[.A116])/64*2*PI()*[.$C$56])/((32-[.A116])/64*2*PI()*[.$C$56])" office:value-type="float" office:value="-0.00583579453124236" calcext:value-type="float">
            <text:p>-0.005835794531242</text:p>
          </table:table-cell>
          <table:table-cell table:formula="of:=[.C116]/[.$B$124]" office:value-type="float" office:value="-0.000182362880261316" calcext:value-type="float">
            <text:p>-0.000182362880261</text:p>
          </table:table-cell>
          <table:table-cell table:formula="of:=[.D116]*2^16" office:value-type="float" office:value="-11.9513337208056" calcext:value-type="float">
            <text:p>-11.9513337208056</text:p>
          </table:table-cell>
          <table:table-cell table:formula="of:=DEC2HEX([.E116];3)" office:value-type="string" office:string-value="FFFFFFFFF4" calcext:value-type="string">
            <text:p>FFFFFFFFF4</text:p>
          </table:table-cell>
          <table:table-cell table:formula="of:=HEX2DEC([.F116])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POWER(SIN((PI()*[.A117])/64);2)" office:value-type="float" office:value="0.0590393678258226" calcext:value-type="float">
            <text:p>0.059039367825823</text:p>
          </table:table-cell>
          <table:table-cell table:formula="of:=[.B117]*SIN((32-[.A117])/64*2*PI()*[.$C$56])/((32-[.A117])/64*2*PI()*[.$C$56])" office:value-type="float" office:value="-0.00514438418708429" calcext:value-type="float">
            <text:p>-0.005144384187084</text:p>
          </table:table-cell>
          <table:table-cell table:formula="of:=[.C117]/[.$B$124]" office:value-type="float" office:value="-0.000160756982190691" calcext:value-type="float">
            <text:p>-0.000160756982191</text:p>
          </table:table-cell>
          <table:table-cell table:formula="of:=[.D117]*2^16" office:value-type="float" office:value="-10.5353695848491" calcext:value-type="float">
            <text:p>-10.5353695848491</text:p>
          </table:table-cell>
          <table:table-cell table:formula="of:=DEC2HEX([.E117];3)" office:value-type="string" office:string-value="FFFFFFFFF5" calcext:value-type="string">
            <text:p>FFFFFFFFF5</text:p>
          </table:table-cell>
          <table:table-cell table:formula="of:=HEX2DEC([.F117])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POWER(SIN((PI()*[.A118])/64);2)" office:value-type="float" office:value="0.0380602337443568" calcext:value-type="float">
            <text:p>0.038060233744357</text:p>
          </table:table-cell>
          <table:table-cell table:formula="of:=[.B118]*SIN((32-[.A118])/64*2*PI()*[.$C$56])/((32-[.A118])/64*2*PI()*[.$C$56])" office:value-type="float" office:value="-0.00346141390608419" calcext:value-type="float">
            <text:p>-0.003461413906084</text:p>
          </table:table-cell>
          <table:table-cell table:formula="of:=[.C118]/[.$B$124]" office:value-type="float" office:value="-0.000108165804383744" calcext:value-type="float">
            <text:p>-0.000108165804384</text:p>
          </table:table-cell>
          <table:table-cell table:formula="of:=[.D118]*2^16" office:value-type="float" office:value="-7.08875415609305" calcext:value-type="float">
            <text:p>-7.08875415609305</text:p>
          </table:table-cell>
          <table:table-cell table:formula="of:=DEC2HEX([.E118];3)" office:value-type="string" office:string-value="FFFFFFFFF8" calcext:value-type="string">
            <text:p>FFFFFFFFF8</text:p>
          </table:table-cell>
          <table:table-cell table:formula="of:=HEX2DEC([.F118])"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POWER(SIN((PI()*[.A119])/64);2)" office:value-type="float" office:value="0.0215298321338956" calcext:value-type="float">
            <text:p>0.021529832133896</text:p>
          </table:table-cell>
          <table:table-cell table:formula="of:=[.B119]*SIN((32-[.A119])/64*2*PI()*[.$C$56])/((32-[.A119])/64*2*PI()*[.$C$56])" office:value-type="float" office:value="-0.0017466187017073" calcext:value-type="float">
            <text:p>-0.001746618701707</text:p>
          </table:table-cell>
          <table:table-cell table:formula="of:=[.C119]/[.$B$124]" office:value-type="float" office:value="-0.0000545801287993281" calcext:value-type="float">
            <text:p>-5.45801287993281E-05</text:p>
          </table:table-cell>
          <table:table-cell table:formula="of:=[.D119]*2^16" office:value-type="float" office:value="-3.57696332099276" calcext:value-type="float">
            <text:p>-3.57696332099276</text:p>
          </table:table-cell>
          <table:table-cell table:formula="of:=DEC2HEX([.E119];3)" office:value-type="string" office:string-value="FFFFFFFFFC" calcext:value-type="string">
            <text:p>FFFFFFFFFC</text:p>
          </table:table-cell>
          <table:table-cell table:formula="of:=HEX2DEC([.F119])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POWER(SIN((PI()*[.A120])/64);2)" office:value-type="float" office:value="0.00960735979838482" calcext:value-type="float">
            <text:p>0.009607359798385</text:p>
          </table:table-cell>
          <table:table-cell table:formula="of:=[.B120]*SIN((32-[.A120])/64*2*PI()*[.$C$56])/((32-[.A120])/64*2*PI()*[.$C$56])" office:value-type="float" office:value="-0.000576644185445181" calcext:value-type="float">
            <text:p>-0.000576644185445</text:p>
          </table:table-cell>
          <table:table-cell table:formula="of:=[.C120]/[.$B$124]" office:value-type="float" office:value="-0.0000180195676836718" calcext:value-type="float">
            <text:p>-1.80195676836718E-05</text:p>
          </table:table-cell>
          <table:table-cell table:formula="of:=[.D120]*2^16" office:value-type="float" office:value="-1.18093038771711" calcext:value-type="float">
            <text:p>-1.18093038771711</text:p>
          </table:table-cell>
          <table:table-cell table:formula="of:=DEC2HEX([.E120];3)" office:value-type="string" office:string-value="FFFFFFFFFE" calcext:value-type="string">
            <text:p>FFFFFFFFFE</text:p>
          </table:table-cell>
          <table:table-cell table:formula="of:=HEX2DEC([.F120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POWER(SIN((PI()*[.A121])/64);2)" office:value-type="float" office:value="0.00240763666390155" calcext:value-type="float">
            <text:p>0.002407636663902</text:p>
          </table:table-cell>
          <table:table-cell table:formula="of:=[.B121]*SIN((32-[.A121])/64*2*PI()*[.$C$56])/((32-[.A121])/64*2*PI()*[.$C$56])" office:value-type="float" office:value="-0.0000756848630224645" calcext:value-type="float">
            <text:p>-7.56848630224645E-05</text:p>
          </table:table-cell>
          <table:table-cell table:formula="of:=[.C121]/[.$B$124]" office:value-type="float" office:value="-0.00000236507806076262" calcext:value-type="float">
            <text:p>-2.36507806076262E-06</text:p>
          </table:table-cell>
          <table:table-cell table:formula="of:=[.D121]*2^16" office:value-type="float" office:value="-0.154997755790139" calcext:value-type="float">
            <text:p>-0.154997755790139</text:p>
          </table:table-cell>
          <table:table-cell table:formula="of:=DEC2HEX([.E121];3)" office:value-type="string" office:string-value="FFFFFFFFFF" calcext:value-type="string">
            <text:p>FFFFFFFFFF</text:p>
          </table:table-cell>
          <table:table-cell table:formula="of:=HEX2DEC([.F121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POWER(SIN((PI()*[.A122])/64);2)" office:value-type="float" office:value="1.49975978266186E-032" calcext:value-type="float">
            <text:p>1.49975978266186E-32</text:p>
          </table:table-cell>
          <table:table-cell table:formula="of:=[.B122]*SIN((32-[.A122])/64*2*PI()*[.$C$56])/((32-[.A122])/64*2*PI()*[.$C$56])" office:value-type="float" office:value="-5.84632134031783E-049" calcext:value-type="float">
            <text:p>-5.84632134031783E-49</text:p>
          </table:table-cell>
          <table:table-cell table:formula="of:=[.C122]/[.$B$124]" office:value-type="float" office:value="-1.82691832765158E-050" calcext:value-type="float">
            <text:p>-1.82691832765158E-50</text:p>
          </table:table-cell>
          <table:table-cell table:formula="of:=[.D122]*2^16" office:value-type="float" office:value="-1.19728919520974E-045" calcext:value-type="float">
            <text:p>-1.19728919520974E-45</text:p>
          </table:table-cell>
          <table:table-cell table:formula="of:=DEC2HEX([.E122];3)" office:value-type="string" office:string-value="FFFFFFFFFF" calcext:value-type="string">
            <text:p>FFFFFFFFFF</text:p>
          </table:table-cell>
          <table:table-cell table:formula="of:=HEX2DEC([.F122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SUM([.B58:.B122])+0.001" office:value-type="float" office:value="32.001" calcext:value-type="float">
            <text:p>32.001</text:p>
          </table:table-cell>
          <table:table-cell table:number-columns-repeated="2"/>
          <table:table-cell table:formula="of:=SUM([.E58:.E122])" office:value-type="float" office:value="16409.2053736245" calcext:value-type="float">
            <text:p>16409.2053736245</text:p>
          </table:table-cell>
          <table:table-cell table:style-name="ce2" table:formula="of:=DEC2HEX([.E124]*2^11;7)" office:value-type="string" office:string-value="200C9A4" calcext:value-type="string">
            <text:p>200C9A4</text:p>
          </table:table-cell>
          <table:table-cell table:number-columns-repeated="3"/>
        </table:table-row>
        <table:table-row table:style-name="ro1" table:number-rows-repeated="10484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4:05:55.597866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09:28:32.146082967</meta:creation-date>
    <dc:date>2020-10-16T15:59:26.799944037</dc:date>
    <meta:editing-duration>PT45M32S</meta:editing-duration>
    <meta:editing-cycles>9</meta:editing-cycles>
    <meta:generator>LibreOffice/6.0.7.3$Linux_X86_64 LibreOffice_project/00m0$Build-3</meta:generator>
    <meta:document-statistic meta:table-count="1" meta:cell-count="7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:Sheet1.B21" svg:x="0.319cm" svg:y="0.18cm" svg:width="12.508cm" svg:height="8.646cm">
          <chartooo:coordinate-region svg:x="1.046cm" svg:y="0.38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1" chart:class="chart:scatter">
            <chart:domain table:cell-range-address="Sheet1.A1:Sheet1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1</svg:desc>
                </draw:g>
              </table:table-cell>
              <table:table-cell office:value-type="float" office:value="0">
                <text:p>0</text:p>
                <draw:g>
                  <svg:desc>Sheet1.B1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654508497187474">
                <text:p>0.65450849718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45491502812526">
                <text:p>0.345491502812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54915028125263">
                <text:p>0.0954915028125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49975978266186E-032">
                <text:p>1.49975978266186E-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3.614cm" xlink:href=".." xlink:type="simple" chart:class="chart:scatter" chart:style-name="ch1">
        <chart:legend chart:legend-position="end" svg:x="13.141cm" svg:y="1.508cm" style:legend-expansion="high" chart:style-name="ch2"/>
        <chart:plot-area chart:style-name="ch3" table:cell-range-address="Sheet1.A28:Sheet1.A44 Sheet1.H28:Sheet1.H44" svg:x="0.319cm" svg:y="0.072cm" svg:width="12.503cm" svg:height="3.47cm">
          <chartooo:coordinate-region svg:x="1.152cm" svg:y="0.271cm" svg:width="11.483cm" svg:height="3.0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8:Sheet1.H44" chart:class="chart:scatter">
            <chart:domain table:cell-range-address="Sheet1.A28:Sheet1.A44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H28:Sheet1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435854959638824">
                <text:p>-0.43585495963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372583002030479">
                <text:p>-0.372583002030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245869835682875">
                <text:p>-0.24586983568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564145040361176">
                <text:p>-0.56414504036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627416997969519">
                <text:p>-0.627416997969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45869835682896">
                <text:p>-0.245869835682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754130164317125">
                <text:p>-0.75413016431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372583002030485">
                <text:p>-0.372583002030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35854959638832">
                <text:p>-0.435854959638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9.59846260903589E-031">
                <text:p>-9.59846260903589E-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A28:Sheet1.A44 Sheet1.E28:Sheet1.E44 Sheet1.G28:Sheet1.G44" svg:x="0.32cm" svg:y="0.18cm" svg:width="12.481cm" svg:height="8.64cm">
          <chartooo:coordinate-region svg:x="0.941cm" svg:y="0.379cm" svg:width="11.6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8:Sheet1.E44" chart:class="chart:scatter">
            <chart:domain table:cell-range-address="Sheet1.A28:Sheet1.A44"/>
            <chart:data-point chart:repeated="17"/>
          </chart:series>
          <chart:series chart:style-name="ch7" chart:values-cell-range-address="Sheet1.G28:Sheet1.G44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8:Sheet1.A44</svg:desc>
                </draw:g>
              </table:table-cell>
              <table:table-cell office:value-type="float" office:value="0">
                <text:p>0</text:p>
                <draw:g>
                  <svg:desc>Sheet1.E28:Sheet1.E44</svg:desc>
                </draw:g>
              </table:table-cell>
              <table:table-cell office:value-type="float" office:value="0">
                <text:p>0</text:p>
                <draw:g>
                  <svg:desc>Sheet1.G28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43585495963882">
                <text:p>2.43585495963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37258300203048">
                <text:p>9.37258300203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1.5641450403612">
                <text:p>61.56414504036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4.6274169979695">
                <text:p>54.6274169979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4.2458698356829">
                <text:p>44.24586983568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.7541301643171">
                <text:p>19.75413016431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37258300203049">
                <text:p>9.372583002030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3585495963883">
                <text:p>2.43585495963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9846260903589E-031">
                <text:p>9.59846260903589E-0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3.141cm" svg:y="3.955cm" style:legend-expansion="high" chart:style-name="ch2"/>
        <chart:plot-area chart:style-name="ch3" table:cell-range-address="Sheet1.A58:Sheet1.C122" svg:x="0.319cm" svg:y="0.18cm" svg:width="12.503cm" svg:height="8.646cm">
          <chartooo:coordinate-region svg:x="1.152cm" svg:y="0.305cm" svg:width="11.48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122" chart:class="chart:scatter">
            <chart:domain table:cell-range-address="Sheet1.A58:Sheet1.A122"/>
            <chart:data-point chart:repeated="65"/>
          </chart:series>
          <chart:series chart:style-name="ch7" chart:values-cell-range-address="Sheet1.C58:Sheet1.C12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8:Sheet1.A122</svg:desc>
                </draw:g>
              </table:table-cell>
              <table:table-cell office:value-type="float" office:value="0">
                <text:p>0</text:p>
                <draw:g>
                  <svg:desc>Sheet1.B58:Sheet1.B122</svg:desc>
                </draw:g>
              </table:table-cell>
              <table:table-cell office:value-type="float" office:value="-0">
                <text:p>-0</text:p>
                <draw:g>
                  <svg:desc>Sheet1.C58:Sheet1.C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40763666390156">
                <text:p>0.00240763666390156</text:p>
              </table:table-cell>
              <table:table-cell office:value-type="float" office:value="-0.0000756848630224647">
                <text:p>-0.0000756848630224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960735979838478">
                <text:p>0.00960735979838478</text:p>
              </table:table-cell>
              <table:table-cell office:value-type="float" office:value="-0.000576644185445178">
                <text:p>-0.000576644185445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-0.0017466187017073">
                <text:p>-0.001746618701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80602337443566">
                <text:p>0.0380602337443566</text:p>
              </table:table-cell>
              <table:table-cell office:value-type="float" office:value="-0.00346141390608418">
                <text:p>-0.00346141390608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590393678258225">
                <text:p>0.0590393678258225</text:p>
              </table:table-cell>
              <table:table-cell office:value-type="float" office:value="-0.00514438418708428">
                <text:p>-0.00514438418708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-0.00583579453124236">
                <text:p>-0.00583579453124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-0.00442400519208679">
                <text:p>-0.00442400519208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5.70874047757267E-018">
                <text:p>5.70874047757267E-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0.00774526190400036">
                <text:p>0.00774526190400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0.0181876077544706">
                <text:p>0.018187607754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0.029609836521073">
                <text:p>0.029609836521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0.0392995932766473">
                <text:p>0.0392995932766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0.0439395945670394">
                <text:p>0.0439395945670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0.0402596286734245">
                <text:p>0.040259628673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0.0258522973561529">
                <text:p>0.0258522973561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-0.0356670868899889">
                <text:p>-0.0356670868899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-0.0768542368708979">
                <text:p>-0.0768542368708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-0.11675289338122">
                <text:p>-0.116752893381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-0.146707268661448">
                <text:p>-0.146707268661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-0.157348485798825">
                <text:p>-0.157348485798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-0.140050526171586">
                <text:p>-0.1400505261715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-0.0884838149569361">
                <text:p>-0.0884838149569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3.32729778476211E-017">
                <text:p>3.32729778476211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123413604086038">
                <text:p>0.123413604086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274816995750318">
                <text:p>0.274816995750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442748307535667">
                <text:p>0.442748307535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612389875024992">
                <text:p>0.612389875024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767329322793367">
                <text:p>0.7673293227933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891666653375428">
                <text:p>0.891666653375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72149127650736">
                <text:p>0.972149127650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97592363336099">
                <text:p>0.997592363336099</text:p>
              </table:table-cell>
              <table:table-cell office:value-type="float" office:value="0.972149127650736">
                <text:p>0.972149127650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90392640201615">
                <text:p>0.990392640201615</text:p>
              </table:table-cell>
              <table:table-cell office:value-type="float" office:value="0.891666653375428">
                <text:p>0.891666653375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78470167866104">
                <text:p>0.978470167866104</text:p>
              </table:table-cell>
              <table:table-cell office:value-type="float" office:value="0.767329322793367">
                <text:p>0.767329322793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612389875024992">
                <text:p>0.612389875024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40960632174178">
                <text:p>0.940960632174178</text:p>
              </table:table-cell>
              <table:table-cell office:value-type="float" office:value="0.442748307535667">
                <text:p>0.442748307535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15734806151273">
                <text:p>0.915734806151273</text:p>
              </table:table-cell>
              <table:table-cell office:value-type="float" office:value="0.274816995750318">
                <text:p>0.274816995750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86505226681368">
                <text:p>0.886505226681368</text:p>
              </table:table-cell>
              <table:table-cell office:value-type="float" office:value="0.123413604086038">
                <text:p>0.123413604086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853553390593274">
                <text:p>0.853553390593274</text:p>
              </table:table-cell>
              <table:table-cell office:value-type="float" office:value="3.32729778476211E-017">
                <text:p>3.32729778476211E-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17196642081823">
                <text:p>0.817196642081823</text:p>
              </table:table-cell>
              <table:table-cell office:value-type="float" office:value="-0.0884838149569361">
                <text:p>-0.0884838149569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77785116509801">
                <text:p>0.777785116509801</text:p>
              </table:table-cell>
              <table:table-cell office:value-type="float" office:value="-0.140050526171586">
                <text:p>-0.140050526171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5698368412999">
                <text:p>0.735698368412999</text:p>
              </table:table-cell>
              <table:table-cell office:value-type="float" office:value="-0.157348485798825">
                <text:p>-0.157348485798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91341716182545">
                <text:p>0.691341716182545</text:p>
              </table:table-cell>
              <table:table-cell office:value-type="float" office:value="-0.146707268661448">
                <text:p>-0.146707268661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45142338627231">
                <text:p>0.645142338627231</text:p>
              </table:table-cell>
              <table:table-cell office:value-type="float" office:value="-0.11675289338122">
                <text:p>-0.11675289338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97545161008064">
                <text:p>0.597545161008064</text:p>
              </table:table-cell>
              <table:table-cell office:value-type="float" office:value="-0.0768542368708979">
                <text:p>-0.0768542368708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900857016478">
                <text:p>0.54900857016478</text:p>
              </table:table-cell>
              <table:table-cell office:value-type="float" office:value="-0.0356670868899889">
                <text:p>-0.0356670868899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5099142983522">
                <text:p>0.45099142983522</text:p>
              </table:table-cell>
              <table:table-cell office:value-type="float" office:value="0.025852297356153">
                <text:p>0.025852297356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02454838991936">
                <text:p>0.402454838991936</text:p>
              </table:table-cell>
              <table:table-cell office:value-type="float" office:value="0.0402596286734245">
                <text:p>0.0402596286734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54857661372769">
                <text:p>0.354857661372769</text:p>
              </table:table-cell>
              <table:table-cell office:value-type="float" office:value="0.0439395945670395">
                <text:p>0.04393959456703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658283817455">
                <text:p>0.308658283817455</text:p>
              </table:table-cell>
              <table:table-cell office:value-type="float" office:value="0.0392995932766473">
                <text:p>0.0392995932766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64301631587001">
                <text:p>0.264301631587001</text:p>
              </table:table-cell>
              <table:table-cell office:value-type="float" office:value="0.029609836521073">
                <text:p>0.029609836521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22214883490199">
                <text:p>0.222214883490199</text:p>
              </table:table-cell>
              <table:table-cell office:value-type="float" office:value="0.0181876077544706">
                <text:p>0.01818760775447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82803357918177">
                <text:p>0.182803357918177</text:p>
              </table:table-cell>
              <table:table-cell office:value-type="float" office:value="0.00774526190400036">
                <text:p>0.00774526190400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6446609406726">
                <text:p>0.146446609406726</text:p>
              </table:table-cell>
              <table:table-cell office:value-type="float" office:value="5.70874047757268E-018">
                <text:p>5.70874047757268E-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13494773318632">
                <text:p>0.113494773318632</text:p>
              </table:table-cell>
              <table:table-cell office:value-type="float" office:value="-0.00442400519208679">
                <text:p>-0.00442400519208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842651938487274">
                <text:p>0.0842651938487274</text:p>
              </table:table-cell>
              <table:table-cell office:value-type="float" office:value="-0.00583579453124236">
                <text:p>-0.00583579453124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90393678258226">
                <text:p>0.0590393678258226</text:p>
              </table:table-cell>
              <table:table-cell office:value-type="float" office:value="-0.00514438418708429">
                <text:p>-0.00514438418708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380602337443568">
                <text:p>0.0380602337443568</text:p>
              </table:table-cell>
              <table:table-cell office:value-type="float" office:value="-0.00346141390608419">
                <text:p>-0.00346141390608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15298321338956">
                <text:p>0.0215298321338956</text:p>
              </table:table-cell>
              <table:table-cell office:value-type="float" office:value="-0.0017466187017073">
                <text:p>-0.0017466187017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60735979838482">
                <text:p>0.00960735979838482</text:p>
              </table:table-cell>
              <table:table-cell office:value-type="float" office:value="-0.000576644185445181">
                <text:p>-0.000576644185445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240763666390155">
                <text:p>0.00240763666390155</text:p>
              </table:table-cell>
              <table:table-cell office:value-type="float" office:value="-0.0000756848630224645">
                <text:p>-0.0000756848630224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49975978266186E-032">
                <text:p>1.49975978266186E-032</text:p>
              </table:table-cell>
              <table:table-cell office:value-type="float" office:value="-5.84632134031783E-049">
                <text:p>-5.84632134031783E-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02cm" svg:height="4.657cm" xlink:href=".." xlink:type="simple" chart:class="chart:line" chart:style-name="ch1">
        <chart:legend chart:legend-position="end" svg:x="9.023cm" svg:y="2.029cm" style:legend-expansion="high" chart:style-name="ch2"/>
        <chart:plot-area chart:style-name="ch3" table:cell-range-address="Sheet1.G58:Sheet1.G122" svg:x="0.238cm" svg:y="0.093cm" svg:width="8.547cm" svg:height="4.471cm">
          <chartooo:coordinate-region svg:x="1.23cm" svg:y="0.292cm" svg:width="7.555cm" svg:height="4.0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58:Sheet1.G122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58:Sheet1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